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33.81mm"/>
    </style:style>
    <style:style style:name="co10" style:family="table-column">
      <style:table-column-properties fo:break-before="auto" style:column-width="55.14mm"/>
    </style:style>
    <style:style style:name="co11" style:family="table-column">
      <style:table-column-properties fo:break-before="auto" style:column-width="73.75mm"/>
    </style:style>
    <style:style style:name="co12" style:family="table-column">
      <style:table-column-properties fo:break-before="auto" style:column-width="56.09mm"/>
    </style:style>
    <style:style style:name="co13" style:family="table-column">
      <style:table-column-properties fo:break-before="auto" style:column-width="109.61mm"/>
    </style:style>
    <style:style style:name="co14" style:family="table-column">
      <style:table-column-properties fo:break-before="auto" style:column-width="79.23mm"/>
    </style:style>
    <style:style style:name="co15" style:family="table-column">
      <style:table-column-properties fo:break-before="auto" style:column-width="88.05mm"/>
    </style:style>
    <style:style style:name="co16" style:family="table-column">
      <style:table-column-properties fo:break-before="auto" style:column-width="219.67mm"/>
    </style:style>
    <style:style style:name="co17" style:family="table-column">
      <style:table-column-properties fo:break-before="auto" style:column-width="95.07mm"/>
    </style:style>
    <style:style style:name="co18" style:family="table-column">
      <style:table-column-properties fo:break-before="auto" style:column-width="50.84mm"/>
    </style:style>
    <style:style style:name="co19" style:family="table-column">
      <style:table-column-properties fo:break-before="auto" style:column-width="204.7mm"/>
    </style:style>
    <style:style style:name="co20" style:family="table-column">
      <style:table-column-properties fo:break-before="auto" style:column-width="48.1mm"/>
    </style:style>
    <style:style style:name="co21" style:family="table-column">
      <style:table-column-properties fo:break-before="auto" style:column-width="110.51mm"/>
    </style:style>
    <style:style style:name="co22" style:family="table-column">
      <style:table-column-properties fo:break-before="auto" style:column-width="42.21mm"/>
    </style:style>
    <style:style style:name="co23" style:family="table-column">
      <style:table-column-properties fo:break-before="auto" style:column-width="58.54mm"/>
    </style:style>
    <style:style style:name="co24" style:family="table-column">
      <style:table-column-properties fo:break-before="auto" style:column-width="54.19mm"/>
    </style:style>
    <style:style style:name="co25" style:family="table-column">
      <style:table-column-properties fo:break-before="auto" style:column-width="50.64mm"/>
    </style:style>
    <style:style style:name="co26" style:family="table-column">
      <style:table-column-properties fo:break-before="auto" style:column-width="51.47mm"/>
    </style:style>
    <style:style style:name="co27" style:family="table-column">
      <style:table-column-properties fo:break-before="auto" style:column-width="72.16mm"/>
    </style:style>
    <style:style style:name="co28" style:family="table-column">
      <style:table-column-properties fo:break-before="auto" style:column-width="59.9mm"/>
    </style:style>
    <style:style style:name="co29" style:family="table-column">
      <style:table-column-properties fo:break-before="auto" style:column-width="52.83mm"/>
    </style:style>
    <style:style style:name="co30" style:family="table-column">
      <style:table-column-properties fo:break-before="auto" style:column-width="18.24mm"/>
    </style:style>
    <style:style style:name="co31" style:family="table-column">
      <style:table-column-properties fo:break-before="auto" style:column-width="63.71mm"/>
    </style:style>
    <style:style style:name="co32" style:family="table-column">
      <style:table-column-properties fo:break-before="auto" style:column-width="51.19mm"/>
    </style:style>
    <style:style style:name="co33" style:family="table-column">
      <style:table-column-properties fo:break-before="auto" style:column-width="69.97mm"/>
    </style:style>
    <style:style style:name="co34" style:family="table-column">
      <style:table-column-properties fo:break-before="auto" style:column-width="50.92mm"/>
    </style:style>
    <style:style style:name="co35" style:family="table-column">
      <style:table-column-properties fo:break-before="auto" style:column-width="61.26mm"/>
    </style:style>
    <style:style style:name="co36" style:family="table-column">
      <style:table-column-properties fo:break-before="auto" style:column-width="44.66mm"/>
    </style:style>
    <style:style style:name="co37" style:family="table-column">
      <style:table-column-properties fo:break-before="auto" style:column-width="52.55mm"/>
    </style:style>
    <style:style style:name="co38"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4" style:family="table-cell" style:parent-style-name="Default">
      <style:table-cell-properties style:text-align-source="fix" style:repeat-content="false"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wrap-option="wrap" fo:border="0.06pt solid #000000"/>
      <style:paragraph-properties fo:text-align="start" fo:margin-left="0m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4"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39" style:family="table-cell" style:parent-style-name="Default">
      <style:text-properties style:font-name="Ubuntu1" fo:font-size="12pt" style:font-size-asian="12pt" style:font-size-complex="12pt"/>
    </style:style>
    <style:style style:name="ce4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4"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8"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1"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4"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7"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0"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1" style:family="table-cell" style:parent-style-name="Default">
      <style:table-cell-properties fo:background-color="#000000"/>
      <style:text-properties fo:color="#000000"/>
    </style:style>
    <style:style style:name="ce62"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3" style:family="table-cell" style:parent-style-name="Default">
      <style:table-cell-properties fo:background-color="#000000"/>
    </style:style>
    <style:style style:name="ce64"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5"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6"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7" style:family="table-cell" style:parent-style-name="Default">
      <style:table-cell-properties fo:background-color="#c5000b"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0"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1" style:family="table-cell" style:parent-style-name="Default">
      <style:table-cell-properties fo:background-color="#ff950e"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ext-properties style:use-window-font-color="true"/>
    </style:style>
    <style:style style:name="ce7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transparent"/>
      <style:text-properties style:use-window-font-color="true"/>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4"/>
        <table:table-column table:style-name="co3" table:default-cell-style-name="ce14"/>
        <table:table-column table:style-name="co4" table:default-cell-style-name="ce14"/>
        <table:table-column table:style-name="co5" table:default-cell-style-name="ce25"/>
        <table:table-column table:style-name="co6" table:number-columns-repeated="21" table:default-cell-style-name="ce15"/>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3"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oloGraphLibrary</text:p>
          </table:table-cell>
          <table:table-cell table:style-name="ce16" office:value-type="string" calcext:value-type="string">
            <text:p>To make charts, diagrams, ...</text:p>
          </table:table-cell>
          <table:table-cell table:style-name="ce16" office:value-type="string" calcext:value-type="string">
            <text:p>graphs , charts</text:p>
          </table:table-cell>
          <table:table-cell table:style-name="ce24"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Dokku</text:p>
          </table:table-cell>
          <table:table-cell table:style-name="ce16" office:value-type="string" calcext:value-type="string">
            <text:p>Tool which can build and deploy apps and manage their lyfecycle</text:p>
          </table:table-cell>
          <table:table-cell table:style-name="ce16" office:value-type="string" calcext:value-type="string">
            <text:p>build , PaaS , DevOps , <text:s/>tool , quality</text:p>
          </table:table-cell>
          <table:table-cell table:style-name="ce24"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IFTTT</text:p>
          </table:table-cell>
          <table:table-cell table:style-name="ce16" office:value-type="string" calcext:value-type="string">
            <text:p>To automate community management</text:p>
          </table:table-cell>
          <table:table-cell office:value-type="string" calcext:value-type="string">
            <text:p>DevOps , tool</text:p>
          </table:table-cell>
          <table:table-cell table:style-name="ce24"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Buffer</text:p>
          </table:table-cell>
          <table:table-cell table:style-name="ce16" office:value-type="string" calcext:value-type="string">
            <text:p>A tool to manage easily social medias</text:p>
          </table:table-cell>
          <table:table-cell office:value-type="string" calcext:value-type="string">
            <text:p>DevOps , tool</text:p>
          </table:table-cell>
          <table:table-cell table:style-name="ce24"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Instabug</text:p>
          </table:table-cell>
          <table:table-cell table:style-name="ce16" office:value-type="string" calcext:value-type="string">
            <text:p>In-app feedback and bug tracking for mobile apps </text:p>
          </table:table-cell>
          <table:table-cell table:style-name="ce16" office:value-type="string" calcext:value-type="string">
            <text:p>bug , tracking , users , tool , quality</text:p>
          </table:table-cell>
          <table:table-cell table:style-name="ce24"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Zapier</text:p>
          </table:table-cell>
          <table:table-cell table:style-name="ce16" office:value-type="string" calcext:value-type="string">
            <text:p>Connect the apps to use, automate tasks</text:p>
          </table:table-cell>
          <table:table-cell table:style-name="ce16" office:value-type="string" calcext:value-type="string">
            <text:p>qualityAutomatisation , automation , tool</text:p>
          </table:table-cell>
          <table:table-cell table:style-name="ce24"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Postman</text:p>
          </table:table-cell>
          <table:table-cell table:style-name="ce16" office:value-type="string" calcext:value-type="string">
            <text:p>To test and link APIs</text:p>
          </table:table-cell>
          <table:table-cell table:style-name="ce16" office:value-type="string" calcext:value-type="string">
            <text:p>API , tool , quality</text:p>
          </table:table-cell>
          <table:table-cell table:style-name="ce24"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icasso</text:p>
          </table:table-cell>
          <table:table-cell table:style-name="ce16" office:value-type="string" calcext:value-type="string">
            <text:p>A powerful image downloading and caching library</text:p>
          </table:table-cell>
          <table:table-cell table:style-name="ce16" office:value-type="string" calcext:value-type="string">
            <text:p>pictures , image , caching</text:p>
          </table:table-cell>
          <table:table-cell table:style-name="ce24"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randed launch screen</text:p>
          </table:table-cell>
          <table:table-cell table:style-name="ce16" office:value-type="string" calcext:value-type="string">
            <text:p>New splash screens for Android</text:p>
          </table:table-cell>
          <table:table-cell table:style-name="ce16" office:value-type="string" calcext:value-type="string">
            <text:p>tuto , splash screen</text:p>
          </table:table-cell>
          <table:table-cell table:style-name="ce24"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troScreen</text:p>
          </table:table-cell>
          <table:table-cell table:style-name="ce16" office:value-type="string" calcext:value-type="string">
            <text:p>To create intro screen on ViewPager and PageTransformer</text:p>
          </table:table-cell>
          <table:table-cell table:style-name="ce16" office:value-type="string" calcext:value-type="string">
            <text:p>tuto , intro screen</text:p>
          </table:table-cell>
          <table:table-cell table:style-name="ce24"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Espresso</text:p>
          </table:table-cell>
          <table:table-cell table:style-name="ce16" office:value-type="string" calcext:value-type="string">
            <text:p>Introduction to Espresso (what else?)</text:p>
          </table:table-cell>
          <table:table-cell table:style-name="ce21" office:value-type="string" calcext:value-type="string">
            <text:p>tuto , espresso , UI tests</text:p>
          </table:table-cell>
          <table:table-cell table:style-name="ce24"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bric.io</text:p>
          </table:table-cell>
          <table:table-cell table:style-name="ce16" office:value-type="string" calcext:value-type="string">
            <text:p>Bug tracking and dashboard</text:p>
          </table:table-cell>
          <table:table-cell table:style-name="ce16" office:value-type="string" calcext:value-type="string">
            <text:p>Crashlytics , Fabric.io , quality</text:p>
          </table:table-cell>
          <table:table-cell table:style-name="ce24"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text:p>
          </table:table-cell>
          <table:table-cell table:style-name="ce16" office:value-type="string" calcext:value-type="string">
            <text:p>A library to bring fully animated Material Design components to pre-Lolipop Android</text:p>
          </table:table-cell>
          <table:table-cell table:style-name="ce16" office:value-type="string" calcext:value-type="string">
            <text:p>material design</text:p>
          </table:table-cell>
          <table:table-cell table:style-name="ce24"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YahooNewOnboarding</text:p>
          </table:table-cell>
          <table:table-cell table:style-name="ce16" office:value-type="string" calcext:value-type="string">
            <text:p>Demos fo landing screens / start screens on Android</text:p>
          </table:table-cell>
          <table:table-cell table:style-name="ce16" office:value-type="string" calcext:value-type="string">
            <text:p>landing screen</text:p>
          </table:table-cell>
          <table:table-cell table:style-name="ce24"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pIntro</text:p>
          </table:table-cell>
          <table:table-cell table:style-name="ce16" office:value-type="string" calcext:value-type="string">
            <text:p>App intros / landing screens</text:p>
          </table:table-cell>
          <table:table-cell table:style-name="ce16" office:value-type="string" calcext:value-type="string">
            <text:p>landing screen</text:p>
          </table:table-cell>
          <table:table-cell table:style-name="ce24"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6" office:value-type="string" calcext:value-type="string">
            <text:p>RxJava</text:p>
          </table:table-cell>
          <table:table-cell table:style-name="ce16" office:value-type="string" calcext:value-type="string">
            <text:p>Improving UX with RxJava</text:p>
          </table:table-cell>
          <table:table-cell table:style-name="ce16" office:value-type="string" calcext:value-type="string">
            <text:p>tuto , UX, RxJava</text:p>
          </table:table-cell>
          <table:table-cell table:style-name="ce2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Design Support Library</text:p>
          </table:table-cell>
          <table:table-cell table:style-name="ce16"/>
          <table:table-cell table:style-name="ce16" office:value-type="string" calcext:value-type="string">
            <text:p>tuto , suport library , design</text:p>
          </table:table-cell>
          <table:table-cell table:style-name="ce24"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oacting Action Button Toolbar</text:p>
          </table:table-cell>
          <table:table-cell table:style-name="ce16" office:value-type="string" calcext:value-type="string">
            <text:p>A floating action button transforming into toolbar</text:p>
          </table:table-cell>
          <table:table-cell table:style-name="ce16" office:value-type="string" calcext:value-type="string">
            <text:p>FAB , material : toolbar</text:p>
          </table:table-cell>
          <table:table-cell table:style-name="ce24"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leView</text:p>
          </table:table-cell>
          <table:table-cell table:style-name="ce16" office:value-type="string" calcext:value-type="string">
            <text:p>A circle view containing title and subtitle</text:p>
          </table:table-cell>
          <table:table-cell table:style-name="ce16" office:value-type="string" calcext:value-type="string">
            <text:p>circle view , material</text:p>
          </table:table-cell>
          <table:table-cell table:style-name="ce24"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ularProgressButton</text:p>
          </table:table-cell>
          <table:table-cell table:style-name="ce16" office:value-type="string" calcext:value-type="string">
            <text:p>A circular progress button</text:p>
          </table:table-cell>
          <table:table-cell table:style-name="ce16" office:value-type="string" calcext:value-type="string">
            <text:p>circular progress button , material</text:p>
          </table:table-cell>
          <table:table-cell table:style-name="ce24"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sUI</text:p>
          </table:table-cell>
          <table:table-cell table:style-name="ce16" office:value-type="string" calcext:value-type="string">
            <text:p>A lib for cards UI</text:p>
          </table:table-cell>
          <table:table-cell table:style-name="ce16" office:value-type="string" calcext:value-type="string">
            <text:p>cards ui , material</text:p>
          </table:table-cell>
          <table:table-cell table:style-name="ce24"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Sheets</text:p>
          </table:table-cell>
          <table:table-cell table:style-name="ce16" office:value-type="string" calcext:value-type="string">
            <text:p>A sliding bottom sheet with actions</text:p>
          </table:table-cell>
          <table:table-cell table:style-name="ce16" office:value-type="string" calcext:value-type="string">
            <text:p>bottom sheet , material</text:p>
          </table:table-cell>
          <table:table-cell table:style-name="ce24"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LeanBack</text:p>
          </table:table-cell>
          <table:table-cell table:style-name="ce16" office:value-type="string" calcext:value-type="string">
            <text:p>A leanback port for Android devices</text:p>
          </table:table-cell>
          <table:table-cell table:style-name="ce16" office:value-type="string" calcext:value-type="string">
            <text:p>material , lean back , photos</text:p>
          </table:table-cell>
          <table:table-cell table:style-name="ce24"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teractiveCanvas</text:p>
          </table:table-cell>
          <table:table-cell table:style-name="ce16" office:value-type="string" calcext:value-type="string">
            <text:p>Library for distribution canvas over set of devices</text:p>
          </table:table-cell>
          <table:table-cell table:style-name="ce16" office:value-type="string" calcext:value-type="string">
            <text:p>interactive canvas , devices</text:p>
          </table:table-cell>
          <table:table-cell table:style-name="ce24"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 Arc Menu</text:p>
          </table:table-cell>
          <table:table-cell table:style-name="ce16" office:value-type="string" calcext:value-type="string">
            <text:p>An arc menu with buttons inside</text:p>
          </table:table-cell>
          <table:table-cell table:style-name="ce16" office:value-type="string" calcext:value-type="string">
            <text:p>arc menus , buttons , material</text:p>
          </table:table-cell>
          <table:table-cell table:style-name="ce24"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imations effects to TextView</text:p>
          </table:table-cell>
          <table:table-cell table:style-name="ce16" office:value-type="string" calcext:value-type="string">
            <text:p>Animations effects to text views</text:p>
          </table:table-cell>
          <table:table-cell table:style-name="ce16" office:value-type="string" calcext:value-type="string">
            <text:p>animations , text views</text:p>
          </table:table-cell>
          <table:table-cell table:style-name="ce24"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ker</text:p>
          </table:table-cell>
          <table:table-cell table:style-name="ce16" office:value-type="string" calcext:value-type="string">
            <text:p>Tool to make mock objects</text:p>
          </table:table-cell>
          <table:table-cell table:style-name="ce16" office:value-type="string" calcext:value-type="string">
            <text:p>Mock , fake</text:p>
          </table:table-cell>
          <table:table-cell table:style-name="ce24"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Knife</text:p>
          </table:table-cell>
          <table:table-cell table:style-name="ce16" office:value-type="string" calcext:value-type="string">
            <text:p>A rich text editor component for writing in Android</text:p>
          </table:table-cell>
          <table:table-cell table:style-name="ce16" office:value-type="string" calcext:value-type="string">
            <text:p>document , edit text</text:p>
          </table:table-cell>
          <table:table-cell table:style-name="ce24"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sswordEditText</text:p>
          </table:table-cell>
          <table:table-cell table:style-name="ce16" office:value-type="string" calcext:value-type="string">
            <text:p>A custom EditText with a switchable icon showing/hidding passwords</text:p>
          </table:table-cell>
          <table:table-cell table:style-name="ce16" office:value-type="string" calcext:value-type="string">
            <text:p>Password , edit text</text:p>
          </table:table-cell>
          <table:table-cell table:style-name="ce24"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ackernoon</text:p>
          </table:table-cell>
          <table:table-cell table:style-name="ce16"/>
          <table:table-cell table:style-name="ce16" office:value-type="string" calcext:value-type="string">
            <text:p>news , veille , tuto , site , tool</text:p>
          </table:table-cell>
          <table:table-cell table:style-name="ce24"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grade</text:p>
          </table:table-cell>
          <table:table-cell table:style-name="ce16" office:value-type="string" calcext:value-type="string">
            <text:p>Site de veille</text:p>
          </table:table-cell>
          <table:table-cell table:style-name="ce16" office:value-type="string" calcext:value-type="string">
            <text:p>news , veille , tuto , site , tool</text:p>
          </table:table-cell>
          <table:table-cell table:style-name="ce24"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Quitnow sleep time</text:p>
          </table:table-cell>
          <table:table-cell table:style-name="ce16" office:value-type="string" calcext:value-type="string">
            <text:p>Lib to be sure the user is awake before disturbing it with soundy and vibrant notificatinos</text:p>
          </table:table-cell>
          <table:table-cell table:style-name="ce16" office:value-type="string" calcext:value-type="string">
            <text:p>notifications , awake , sleep</text:p>
          </table:table-cell>
          <table:table-cell table:style-name="ce24"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ading view</text:p>
          </table:table-cell>
          <table:table-cell table:style-name="ce16" office:value-type="string" calcext:value-type="string">
            <text:p>Lib for a loading view</text:p>
          </table:table-cell>
          <table:table-cell table:style-name="ce16" office:value-type="string" calcext:value-type="string">
            <text:p>loading view , animations</text:p>
          </table:table-cell>
          <table:table-cell table:style-name="ce24"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eak Canary</text:p>
          </table:table-cell>
          <table:table-cell table:style-name="ce16" office:value-type="string" calcext:value-type="string">
            <text:p>A memory leak tool for Android and Java</text:p>
          </table:table-cell>
          <table:table-cell table:style-name="ce16" office:value-type="string" calcext:value-type="string">
            <text:p>leak , memory</text:p>
          </table:table-cell>
          <table:table-cell table:style-name="ce24"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ktool</text:p>
          </table:table-cell>
          <table:table-cell table:style-name="ce16" office:value-type="string" calcext:value-type="string">
            <text:p>Tool to decompils APK files</text:p>
          </table:table-cell>
          <table:table-cell table:style-name="ce16" office:value-type="string" calcext:value-type="string">
            <text:p>APK , décompiler</text:p>
          </table:table-cell>
          <table:table-cell table:style-name="ce24"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stack</text:p>
          </table:table-cell>
          <table:table-cell table:style-name="ce16" office:value-type="string" calcext:value-type="string">
            <text:p>A swipeable view stack</text:p>
          </table:table-cell>
          <table:table-cell table:style-name="ce16" office:value-type="string" calcext:value-type="string">
            <text:p>card UI, swipe , stack , UI</text:p>
          </table:table-cell>
          <table:table-cell table:style-name="ce24"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motion Analysis API</text:p>
          </table:table-cell>
          <table:table-cell table:style-name="ce16" office:value-type="string" calcext:value-type="string">
            <text:p>Wrapper to Microsoft emotion analysis API</text:p>
          </table:table-cell>
          <table:table-cell table:style-name="ce16" office:value-type="string" calcext:value-type="string">
            <text:p>emotion , analysis , </text:p>
          </table:table-cell>
          <table:table-cell table:style-name="ce24"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D360Player4Android</text:p>
          </table:table-cell>
          <table:table-cell table:style-name="ce16" office:value-type="string" calcext:value-type="string">
            <text:p>Lib to display pictures and 360 movies on Android</text:p>
          </table:table-cell>
          <table:table-cell table:style-name="ce16" office:value-type="float" office:value="360" calcext:value-type="float">
            <text:p>360</text:p>
          </table:table-cell>
          <table:table-cell table:style-name="ce24"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illTheForm</text:p>
          </table:table-cell>
          <table:table-cell table:style-name="ce16" office:value-type="string" calcext:value-type="string">
            <text:p>Lib to fill in a easy way Edittexts and help the dev</text:p>
          </table:table-cell>
          <table:table-cell table:style-name="ce16" office:value-type="string" calcext:value-type="string">
            <text:p>aide au dev , EditText , mock , data binding</text:p>
          </table:table-cell>
          <table:table-cell table:style-name="ce24"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ckito</text:p>
          </table:table-cell>
          <table:table-cell table:style-name="ce16" office:value-type="string" calcext:value-type="string">
            <text:p>To make mocks</text:p>
          </table:table-cell>
          <table:table-cell table:style-name="ce16" office:value-type="string" calcext:value-type="string">
            <text:p>tests , mocks , </text:p>
          </table:table-cell>
          <table:table-cell table:style-name="ce24"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impleArcLoader</text:p>
          </table:table-cell>
          <table:table-cell table:style-name="ce16" office:value-type="string" calcext:value-type="string">
            <text:p>Simple arc animated loader</text:p>
          </table:table-cell>
          <table:table-cell table:style-name="ce16" office:value-type="string" calcext:value-type="string">
            <text:p>loader , arc</text:p>
          </table:table-cell>
          <table:table-cell table:style-name="ce24"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Lide</text:p>
          </table:table-cell>
          <table:table-cell table:style-name="ce16" office:value-type="string" calcext:value-type="string">
            <text:p>Introduction to Glide, Image loader lib for Android recommended by Google</text:p>
          </table:table-cell>
          <table:table-cell table:style-name="ce16" office:value-type="string" calcext:value-type="string">
            <text:p>image loader , tuto</text:p>
          </table:table-cell>
          <table:table-cell table:style-name="ce24"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pUpdater</text:p>
          </table:table-cell>
          <table:table-cell table:style-name="ce16" office:value-type="string" calcext:value-type="string">
            <text:p>Library that checks for apps' updates on Google Play, Github, Amazon...</text:p>
          </table:table-cell>
          <table:table-cell table:style-name="ce16" office:value-type="string" calcext:value-type="string">
            <text:p>lib , app updates</text:p>
          </table:table-cell>
          <table:table-cell table:style-name="ce24"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SON</text:p>
          </table:table-cell>
          <table:table-cell table:style-name="ce16" office:value-type="string" calcext:value-type="string">
            <text:p>Lib to parse JSON</text:p>
          </table:table-cell>
          <table:table-cell table:style-name="ce16" office:value-type="string" calcext:value-type="string">
            <text:p>gson , json , parser</text:p>
          </table:table-cell>
          <table:table-cell table:style-name="ce24"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BProgressCircle</text:p>
          </table:table-cell>
          <table:table-cell table:style-name="ce16" office:value-type="string" calcext:value-type="string">
            <text:p>Material progress circle around any floating action button</text:p>
          </table:table-cell>
          <table:table-cell table:style-name="ce16" office:value-type="string" calcext:value-type="string">
            <text:p>floating action button , circle , progress</text:p>
          </table:table-cell>
          <table:table-cell table:style-name="ce24"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StyledDialogs</text:p>
          </table:table-cell>
          <table:table-cell table:style-name="ce16" office:value-type="string" calcext:value-type="string">
            <text:p>Dialogs with material design and headers</text:p>
          </table:table-cell>
          <table:table-cell table:style-name="ce16" office:value-type="string" calcext:value-type="string">
            <text:p>dialogs , material , header</text:p>
          </table:table-cell>
          <table:table-cell table:style-name="ce24"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rogressButton</text:p>
          </table:table-cell>
          <table:table-cell table:style-name="ce16" office:value-type="string" calcext:value-type="string">
            <text:p>Progress button with indicator and footprint</text:p>
          </table:table-cell>
          <table:table-cell table:style-name="ce16" office:value-type="string" calcext:value-type="string">
            <text:p>button : progress , indicator</text:p>
          </table:table-cell>
          <table:table-cell table:style-name="ce24"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UCrop</text:p>
          </table:table-cell>
          <table:table-cell table:style-name="ce16" office:value-type="string" calcext:value-type="string">
            <text:p>Image cropping library for Android</text:p>
          </table:table-cell>
          <table:table-cell table:style-name="ce16" office:value-type="string" calcext:value-type="string">
            <text:p>image , cropp , lib</text:p>
          </table:table-cell>
          <table:table-cell table:style-name="ce24"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Dialog</text:p>
          </table:table-cell>
          <table:table-cell table:style-name="ce16" office:value-type="string" calcext:value-type="string">
            <text:p>A custom dialog attached at the bottom</text:p>
          </table:table-cell>
          <table:table-cell table:style-name="ce16"/>
          <table:table-cell table:style-name="ce24"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eekAndPop</text:p>
          </table:table-cell>
          <table:table-cell table:style-name="ce16" office:value-type="string" calcext:value-type="string">
            <text:p>PeekAndPop is an open source Android library, inspired by Instagram's latest 3D touch feature. As 3D touch is not available for android, this library uses long hold.</text:p>
          </table:table-cell>
          <table:table-cell table:style-name="ce16"/>
          <table:table-cell table:style-name="ce24"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w light theme switcher</text:p>
          </table:table-cell>
          <table:table-cell table:style-name="ce16" office:value-type="string" calcext:value-type="string">
            <text:p>Automatically switch between Dark/Light themes using the device light sensor</text:p>
          </table:table-cell>
          <table:table-cell table:style-name="ce16" office:value-type="string" calcext:value-type="string">
            <text:p>light , sensor , themes , dark , light</text:p>
          </table:table-cell>
          <table:table-cell table:style-name="ce24"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Validate forms libs</text:p>
          </table:table-cell>
          <table:table-cell table:style-name="ce16" office:value-type="string" calcext:value-type="string">
            <text:p>Libs to validate Android forms</text:p>
          </table:table-cell>
          <table:table-cell table:style-name="ce16" office:value-type="string" calcext:value-type="string">
            <text:p>libs , form validation</text:p>
          </table:table-cell>
          <table:table-cell table:style-name="ce24"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app versionning</text:p>
          </table:table-cell>
          <table:table-cell table:style-name="ce16"/>
          <table:table-cell table:style-name="ce16" office:value-type="string" calcext:value-type="string">
            <text:p>version</text:p>
          </table:table-cell>
          <table:table-cell table:style-name="ce24"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estureView</text:p>
          </table:table-cell>
          <table:table-cell table:style-name="ce16" office:value-type="string" calcext:value-type="string">
            <text:p>ImageView and FrameLayout with gestures control and position animation</text:p>
          </table:table-cell>
          <table:table-cell table:style-name="ce16" office:value-type="string" calcext:value-type="string">
            <text:p>lib , gesture , image view</text:p>
          </table:table-cell>
          <table:table-cell table:style-name="ce24"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Bar</text:p>
          </table:table-cell>
          <table:table-cell table:style-name="ce16" office:value-type="string" calcext:value-type="string">
            <text:p>A custom view component that mimics the new Material Design Bottom Navigation pattern.</text:p>
          </table:table-cell>
          <table:table-cell table:style-name="ce16" office:value-type="string" calcext:value-type="string">
            <text:p>bottom bar , material</text:p>
          </table:table-cell>
          <table:table-cell table:style-name="ce24"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Selector</text:p>
          </table:table-cell>
          <table:table-cell table:style-name="ce16" office:value-type="string" calcext:value-type="string">
            <text:p>A nicer-looking, more intuitive and highly customizable alternative for radio buttons and dropdowns for Android.</text:p>
          </table:table-cell>
          <table:table-cell table:style-name="ce16" office:value-type="string" calcext:value-type="string">
            <text:p>swipe selector , material</text:p>
          </table:table-cell>
          <table:table-cell table:style-name="ce24"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WoWoViewPager</text:p>
          </table:table-cell>
          <table:table-cell table:style-name="ce16" office:value-type="string" calcext:value-type="string">
            <text:p>Optimized for scrolling app intros or making your CV app. Free and open source.</text:p>
          </table:table-cell>
          <table:table-cell table:style-name="ce16" office:value-type="string" calcext:value-type="string">
            <text:p>view pager , fun</text:p>
          </table:table-cell>
          <table:table-cell table:style-name="ce24"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reedo Layout</text:p>
          </table:table-cell>
          <table:table-cell table:style-name="ce16" office:value-type="string" calcext:value-type="string">
            <text:p>Full aspect ratio grid LayoutManager for Android's RecyclerView</text:p>
          </table:table-cell>
          <table:table-cell table:style-name="ce16"/>
          <table:table-cell table:style-name="ce24"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itBlockRefresh</text:p>
          </table:table-cell>
          <table:table-cell table:style-name="ce16" office:value-type="string" calcext:value-type="string">
            <text:p>A refresh view with a fun game inside</text:p>
          </table:table-cell>
          <table:table-cell table:style-name="ce16" office:value-type="string" calcext:value-type="string">
            <text:p>refresh view , game</text:p>
          </table:table-cell>
          <table:table-cell table:style-name="ce24"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boutLibrairies</text:p>
          </table:table-cell>
          <table:table-cell table:style-name="ce16" office:value-type="string" calcext:value-type="string">
            <text:p>Tool which can list additional libs in a dedicated view</text:p>
          </table:table-cell>
          <table:table-cell table:style-name="ce16" office:value-type="string" calcext:value-type="string">
            <text:p>vue , libs externes , about , à <text:s/>propos</text:p>
          </table:table-cell>
          <table:table-cell table:style-name="ce24"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RPInterpolator</text:p>
          </table:table-cell>
          <table:table-cell table:style-name="ce16" office:value-type="string" calcext:value-type="string">
            <text:p>AndroidRPInterpolator is the interpolator library using Rovert Penner's Easing Functions.</text:p>
          </table:table-cell>
          <table:table-cell table:style-name="ce16" office:value-type="string" calcext:value-type="string">
            <text:p>animations , interpolator</text:p>
          </table:table-cell>
          <table:table-cell table:style-name="ce24"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rkerBuilder</text:p>
          </table:table-cell>
          <table:table-cell table:style-name="ce16" office:value-type="string" calcext:value-type="string">
            <text:p>Versatile map area / geofence utility for google maps v2 for android</text:p>
          </table:table-cell>
          <table:table-cell table:style-name="ce16" office:value-type="string" calcext:value-type="string">
            <text:p>map , google maps</text:p>
          </table:table-cell>
          <table:table-cell table:style-name="ce24"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earchableSpinner</text:p>
          </table:table-cell>
          <table:table-cell table:style-name="ce16" office:value-type="string" calcext:value-type="string">
            <text:p>Spinner with searchable items.</text:p>
          </table:table-cell>
          <table:table-cell table:style-name="ce16" office:value-type="string" calcext:value-type="string">
            <text:p>spinner</text:p>
          </table:table-cell>
          <table:table-cell table:style-name="ce24"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ublimePicker</text:p>
          </table:table-cell>
          <table:table-cell table:style-name="ce16" office:value-type="string" calcext:value-type="string">
            <text:p>Date picker</text:p>
          </table:table-cell>
          <table:table-cell table:style-name="ce16"/>
          <table:table-cell table:style-name="ce24"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KeyboardWatcher</text:p>
          </table:table-cell>
          <table:table-cell table:style-name="ce16"/>
          <table:table-cell table:style-name="ce16" office:value-type="string" calcext:value-type="string">
            <text:p>keyboard</text:p>
          </table:table-cell>
          <table:table-cell table:style-name="ce24"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TabbedDialog</text:p>
          </table:table-cell>
          <table:table-cell table:style-name="ce16"/>
          <table:table-cell table:style-name="ce16" office:value-type="string" calcext:value-type="string">
            <text:p>tabbed dialog</text:p>
          </table:table-cell>
          <table:table-cell table:style-name="ce24"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tchButton</text:p>
          </table:table-cell>
          <table:table-cell table:style-name="ce16"/>
          <table:table-cell table:style-name="ce16" office:value-type="string" calcext:value-type="string">
            <text:p>switch buttons , <text:s/>material</text:p>
          </table:table-cell>
          <table:table-cell table:style-name="ce24"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Toggle</text:p>
          </table:table-cell>
          <table:table-cell table:style-name="ce16" office:value-type="string" calcext:value-type="string">
            <text:p>Lib to add feature-toggle capability to Android apps</text:p>
          </table:table-cell>
          <table:table-cell table:style-name="ce16" office:value-type="string" calcext:value-type="string">
            <text:p>feature , toggle</text:p>
          </table:table-cell>
          <table:table-cell table:style-name="ce24"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SQLite support library</text:p>
          </table:table-cell>
          <table:table-cell table:style-name="ce16" table:number-columns-repeated="2"/>
          <table:table-cell table:style-name="ce24"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ultiline collapsingtoolbar</text:p>
          </table:table-cell>
          <table:table-cell table:style-name="ce16" table:number-columns-repeated="2"/>
          <table:table-cell table:style-name="ce24"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odingCell</text:p>
          </table:table-cell>
          <table:table-cell table:style-name="ce16"/>
          <table:table-cell table:style-name="ce16" office:value-type="string" calcext:value-type="string">
            <text:p>material , animation , fun</text:p>
          </table:table-cell>
          <table:table-cell table:style-name="ce24"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URLLinkView</text:p>
          </table:table-cell>
          <table:table-cell table:style-name="ce16"/>
          <table:table-cell table:style-name="ce16" office:value-type="string" calcext:value-type="string">
            <text:p>url , view</text:p>
          </table:table-cell>
          <table:table-cell table:style-name="ce24"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MenuListView</text:p>
          </table:table-cell>
          <table:table-cell table:style-name="ce16"/>
          <table:table-cell table:style-name="ce16" office:value-type="string" calcext:value-type="string">
            <text:p>swipe , menu , list view</text:p>
          </table:table-cell>
          <table:table-cell table:style-name="ce24"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View Hover</text:p>
          </table:table-cell>
          <table:table-cell table:style-name="ce16" table:number-columns-repeated="2"/>
          <table:table-cell table:style-name="ce24"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 Layout</text:p>
          </table:table-cell>
          <table:table-cell table:style-name="ce16"/>
          <table:table-cell table:style-name="ce16" office:value-type="string" calcext:value-type="string">
            <text:p>swipe , layout , view item</text:p>
          </table:table-cell>
          <table:table-cell table:style-name="ce24"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l Zoom Recycler View</text:p>
          </table:table-cell>
          <table:table-cell table:style-name="ce16"/>
          <table:table-cell table:style-name="ce16" office:value-type="string" calcext:value-type="string">
            <text:p>pull to zoom</text:p>
          </table:table-cell>
          <table:table-cell table:style-name="ce24"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aarcode Scanner</text:p>
          </table:table-cell>
          <table:table-cell table:style-name="ce16"/>
          <table:table-cell table:style-name="ce16" office:value-type="string" calcext:value-type="string">
            <text:p>QR Code , Google Vision API</text:p>
          </table:table-cell>
          <table:table-cell table:style-name="ce24"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ultiSelectWidget</text:p>
          </table:table-cell>
          <table:table-cell table:style-name="ce16"/>
          <table:table-cell table:style-name="ce16" office:value-type="string" calcext:value-type="string">
            <text:p>list , multi select</text:p>
          </table:table-cell>
          <table:table-cell table:style-name="ce24"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DesignLibrary</text:p>
          </table:table-cell>
          <table:table-cell table:style-name="ce16"/>
          <table:table-cell table:style-name="ce16" office:value-type="string" calcext:value-type="string">
            <text:p>material design , 2.2</text:p>
          </table:table-cell>
          <table:table-cell table:style-name="ce24"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Dialogs</text:p>
          </table:table-cell>
          <table:table-cell table:style-name="ce16"/>
          <table:table-cell table:style-name="ce16" office:value-type="string" calcext:value-type="string">
            <text:p>material , dialog</text:p>
          </table:table-cell>
          <table:table-cell table:style-name="ce24"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InputCode</text:p>
          </table:table-cell>
          <table:table-cell table:style-name="ce16"/>
          <table:table-cell table:style-name="ce16" office:value-type="string" calcext:value-type="string">
            <text:p>material , input , code</text:p>
          </table:table-cell>
          <table:table-cell table:style-name="ce24"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Menu</text:p>
          </table:table-cell>
          <table:table-cell table:style-name="ce16" table:number-columns-repeated="2"/>
          <table:table-cell table:style-name="ce24"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epth lib</text:p>
          </table:table-cell>
          <table:table-cell table:style-name="ce16"/>
          <table:table-cell table:style-name="ce16" office:value-type="string" calcext:value-type="string">
            <text:p>depth , canvas , view</text:p>
          </table:table-cell>
          <table:table-cell table:style-name="ce24"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Karumi</text:p>
          </table:table-cell>
          <table:table-cell table:style-name="ce16" table:number-columns-repeated="2"/>
          <table:table-cell table:style-name="ce24"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ryPopup</text:p>
          </table:table-cell>
          <table:table-cell table:style-name="ce16" office:value-type="string" calcext:value-type="string">
            <text:p>Expand views with animations</text:p>
          </table:table-cell>
          <table:table-cell table:style-name="ce16"/>
          <table:table-cell table:style-name="ce24"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ensey</text:p>
          </table:table-cell>
          <table:table-cell table:style-name="ce16" office:value-type="string" calcext:value-type="string">
            <text:p>Gestures detection</text:p>
          </table:table-cell>
          <table:table-cell table:style-name="ce16" office:value-type="string" calcext:value-type="string">
            <text:p>gesture , detection</text:p>
          </table:table-cell>
          <table:table-cell table:style-name="ce24"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coop</text:p>
          </table:table-cell>
          <table:table-cell table:style-name="ce16" office:value-type="string" calcext:value-type="string">
            <text:p>Build single-activity apps</text:p>
          </table:table-cell>
          <table:table-cell table:style-name="ce16"/>
          <table:table-cell table:style-name="ce24"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se View</text:p>
          </table:table-cell>
          <table:table-cell table:style-name="ce16"/>
          <table:table-cell table:style-name="ce16" office:value-type="string" calcext:value-type="string">
            <text:p>pusle , logo , view</text:p>
          </table:table-cell>
          <table:table-cell table:style-name="ce24"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ragment Animations</text:p>
          </table:table-cell>
          <table:table-cell table:style-name="ce16"/>
          <table:table-cell table:style-name="ce16" office:value-type="string" calcext:value-type="string">
            <text:p>fragment , 3D animations , animations</text:p>
          </table:table-cell>
          <table:table-cell table:style-name="ce24"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l to make Soup</text:p>
          </table:table-cell>
          <table:table-cell table:style-name="ce16" table:number-columns-repeated="2"/>
          <table:table-cell table:style-name="ce24"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ffectiveShapeView</text:p>
          </table:table-cell>
          <table:table-cell table:style-name="ce16"/>
          <table:table-cell table:style-name="ce16" office:value-type="string" calcext:value-type="string">
            <text:p>shape , view , image , cut</text:p>
          </table:table-cell>
          <table:table-cell table:style-name="ce24"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rphViews</text:p>
          </table:table-cell>
          <table:table-cell table:style-name="ce16" table:number-columns-repeated="2"/>
          <table:table-cell table:style-name="ce24"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rphing Button</text:p>
          </table:table-cell>
          <table:table-cell table:style-name="ce16" table:number-columns-repeated="2"/>
          <table:table-cell table:style-name="ce24"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Preferences</text:p>
          </table:table-cell>
          <table:table-cell table:style-name="ce16" table:number-columns-repeated="2"/>
          <table:table-cell table:style-name="ce24"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eerProgressView</text:p>
          </table:table-cell>
          <table:table-cell table:style-name="ce16" table:number-columns-repeated="2"/>
          <table:table-cell table:style-name="ce24"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Navigation Tab Strip</text:p>
          </table:table-cell>
          <table:table-cell table:style-name="ce16" table:number-columns-repeated="2"/>
          <table:table-cell table:style-name="ce24"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ularTools</text:p>
          </table:table-cell>
          <table:table-cell table:style-name="ce16" office:value-type="string" calcext:value-type="string">
            <text:p>Circle based animations for Android API 11+</text:p>
          </table:table-cell>
          <table:table-cell table:style-name="ce16"/>
          <table:table-cell table:style-name="ce24"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 Preferences</text:p>
          </table:table-cell>
          <table:table-cell table:style-name="ce16" office:value-type="string" calcext:value-type="string">
            <text:p>Custom goodlooking material preferences</text:p>
          </table:table-cell>
          <table:table-cell table:style-name="ce16"/>
          <table:table-cell table:style-name="ce24"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icense tools plugin</text:p>
          </table:table-cell>
          <table:table-cell table:style-name="ce16" office:value-type="string" calcext:value-type="string">
            <text:p>Gradle plugin to check libs licenses and generate pages</text:p>
          </table:table-cell>
          <table:table-cell table:style-name="ce16"/>
          <table:table-cell table:style-name="ce24"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lurView</text:p>
          </table:table-cell>
          <table:table-cell table:style-name="ce16"/>
          <table:table-cell table:style-name="ce16" office:value-type="string" calcext:value-type="string">
            <text:p>blur , view , iOS-like</text:p>
          </table:table-cell>
          <table:table-cell table:style-name="ce24"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loading animations</text:p>
          </table:table-cell>
          <table:table-cell table:style-name="ce16"/>
          <table:table-cell table:style-name="ce16" office:value-type="string" calcext:value-type="string">
            <text:p>loading , animations</text:p>
          </table:table-cell>
          <table:table-cell table:style-name="ce24"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ypixel</text:p>
          </table:table-cell>
          <table:table-cell table:style-name="ce16" table:number-columns-repeated="2"/>
          <table:table-cell table:style-name="ce24"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ersistent Search View</text:p>
          </table:table-cell>
          <table:table-cell table:style-name="ce16" table:number-columns-repeated="2"/>
          <table:table-cell table:style-name="ce24"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Vectalign</text:p>
          </table:table-cell>
          <table:table-cell table:style-name="ce16"/>
          <table:table-cell table:style-name="ce16" office:value-type="string" calcext:value-type="string">
            <text:p>animations , drawables</text:p>
          </table:table-cell>
          <table:table-cell table:style-name="ce24"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art</text:p>
          </table:table-cell>
          <table:table-cell table:style-name="ce16"/>
          <table:table-cell table:style-name="ce16" office:value-type="string" calcext:value-type="string">
            <text:p>dart , butter knife , layout injection</text:p>
          </table:table-cell>
          <table:table-cell table:style-name="ce24"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in Lock View</text:p>
          </table:table-cell>
          <table:table-cell table:style-name="ce16" table:number-columns-repeated="2"/>
          <table:table-cell table:style-name="ce24"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exible Adapter</text:p>
          </table:table-cell>
          <table:table-cell table:style-name="ce16" table:number-columns-repeated="2"/>
          <table:table-cell table:style-name="ce24"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staCapture</text:p>
          </table:table-cell>
          <table:table-cell table:style-name="ce16"/>
          <table:table-cell table:style-name="ce16" office:value-type="string" calcext:value-type="string">
            <text:p>screen shot</text:p>
          </table:table-cell>
          <table:table-cell table:style-name="ce24"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eader decor</text:p>
          </table:table-cell>
          <table:table-cell table:style-name="ce16"/>
          <table:table-cell table:style-name="ce16" office:value-type="string" calcext:value-type="string">
            <text:p>recycler view , header</text:p>
          </table:table-cell>
          <table:table-cell table:style-name="ce24"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eep Link Dispatch</text:p>
          </table:table-cell>
          <table:table-cell table:style-name="ce16"/>
          <table:table-cell table:style-name="ce16" office:value-type="string" calcext:value-type="string">
            <text:p>deep link</text:p>
          </table:table-cell>
          <table:table-cell table:style-name="ce24"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SeekBarPreference</text:p>
          </table:table-cell>
          <table:table-cell table:style-name="ce16"/>
          <table:table-cell table:style-name="ce16" office:value-type="string" calcext:value-type="string">
            <text:p>seek bar , preference</text:p>
          </table:table-cell>
          <table:table-cell table:style-name="ce24"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eafPic</text:p>
          </table:table-cell>
          <table:table-cell table:style-name="ce16" office:value-type="string" calcext:value-type="string">
            <text:p>An ad-free, open-source, material designed alternatibe to Android gallery</text:p>
          </table:table-cell>
          <table:table-cell table:style-name="ce16" office:value-type="string" calcext:value-type="string">
            <text:p>gallery</text:p>
          </table:table-cell>
          <table:table-cell table:style-name="ce24"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adingView</text:p>
          </table:table-cell>
          <table:table-cell table:style-name="ce16"/>
          <table:table-cell table:style-name="ce16" office:value-type="string" calcext:value-type="string">
            <text:p>loaders</text:p>
          </table:table-cell>
          <table:table-cell table:style-name="ce24"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PdfViewer</text:p>
          </table:table-cell>
          <table:table-cell table:style-name="ce16"/>
          <table:table-cell table:style-name="ce16" office:value-type="string" calcext:value-type="string">
            <text:p>pdf , viewer</text:p>
          </table:table-cell>
          <table:table-cell table:style-name="ce24"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xpandingPager</text:p>
          </table:table-cell>
          <table:table-cell table:style-name="ce16" office:value-type="string" calcext:value-type="string">
            <text:p>A card peek-pop controller</text:p>
          </table:table-cell>
          <table:table-cell table:style-name="ce16" office:value-type="string" calcext:value-type="string">
            <text:p>pager , card , peek-pop</text:p>
          </table:table-cell>
          <table:table-cell table:style-name="ce24"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roupdOfX</text:p>
          </table:table-cell>
          <table:table-cell table:style-name="ce16" table:number-columns-repeated="2"/>
          <table:table-cell table:style-name="ce24"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rog</text:p>
          </table:table-cell>
          <table:table-cell table:style-name="ce16"/>
          <table:table-cell table:style-name="ce22" office:value-type="string" calcext:value-type="string">
            <text:p>documentation , libs , finder , console</text:p>
          </table:table-cell>
          <table:table-cell table:style-name="ce24"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Reservoir</text:p>
          </table:table-cell>
          <table:table-cell table:style-name="ce16"/>
          <table:table-cell table:style-name="ce16" office:value-type="string" calcext:value-type="string">
            <text:p>cache , key/value pair , GSON</text:p>
          </table:table-cell>
          <table:table-cell table:style-name="ce24"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StackView</text:p>
          </table:table-cell>
          <table:table-cell table:style-name="ce16"/>
          <table:table-cell table:style-name="ce16" office:value-type="string" calcext:value-type="string">
            <text:p>card , stack , view</text:p>
          </table:table-cell>
          <table:table-cell table:style-name="ce24"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ralalxRecyclerView</text:p>
          </table:table-cell>
          <table:table-cell table:style-name="ce16"/>
          <table:table-cell table:style-name="ce16" office:value-type="string" calcext:value-type="string">
            <text:p>parallax , recycler view , loadmore</text:p>
          </table:table-cell>
          <table:table-cell table:style-name="ce24"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hine Button</text:p>
          </table:table-cell>
          <table:table-cell table:style-name="ce16"/>
          <table:table-cell table:style-name="ce16" office:value-type="string" calcext:value-type="string">
            <text:p>effects , shining</text:p>
          </table:table-cell>
          <table:table-cell table:style-name="ce24"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iscreteSlider</text:p>
          </table:table-cell>
          <table:table-cell table:style-name="ce16" office:value-type="string" calcext:value-type="string">
            <text:p>A slider that allows a user to select a value at one of the specified tickmarks</text:p>
          </table:table-cell>
          <table:table-cell table:style-name="ce16" office:value-type="string" calcext:value-type="string">
            <text:p>slider</text:p>
          </table:table-cell>
          <table:table-cell table:style-name="ce24"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youtMenus</text:p>
          </table:table-cell>
          <table:table-cell table:style-name="ce16" table:number-columns-repeated="2"/>
          <table:table-cell table:style-name="ce24"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perShredder</text:p>
          </table:table-cell>
          <table:table-cell table:style-name="ce16" office:value-type="string" calcext:value-type="string">
            <text:p>Some animations with a paper shredder</text:p>
          </table:table-cell>
          <table:table-cell table:style-name="ce16" office:value-type="string" calcext:value-type="string">
            <text:p>animations</text:p>
          </table:table-cell>
          <table:table-cell table:style-name="ce24"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18"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18"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18"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18"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18"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18"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18"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6"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18" office:value-type="string" calcext:value-type="string">
            <text:p>mplementation of layouts that allow to add likes in Periscope style</text:p>
          </table:table-cell>
          <table:table-cell table:style-name="ce18" office:value-type="string" calcext:value-type="string">
            <text:p>layout , effects , likes</text:p>
          </table:table-cell>
          <table:table-cell table:style-name="ce26"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18" office:value-type="string" calcext:value-type="string">
            <text:p>Revealator</text:p>
          </table:table-cell>
          <table:table-cell table:style-name="ce18" office:value-type="string" calcext:value-type="string">
            <text:p>An helper to circle reveal / unreveal a view easily</text:p>
          </table:table-cell>
          <table:table-cell office:value-type="string" calcext:value-type="string">
            <text:p>layout , effects </text:p>
          </table:table-cell>
          <table:table-cell table:style-name="ce26"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18" office:value-type="string" calcext:value-type="string">
            <text:p>An enhanced event bus with emphasis on Android support </text:p>
          </table:table-cell>
          <table:table-cell table:style-name="ce18" office:value-type="string" calcext:value-type="string">
            <text:p>events , bus programming</text:p>
          </table:table-cell>
          <table:table-cell table:style-name="ce26"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18" office:value-type="string" calcext:value-type="string">
            <text:p>Dependency injector</text:p>
          </table:table-cell>
          <table:table-cell table:style-name="ce18" office:value-type="string" calcext:value-type="string">
            <text:p>dependency , injection </text:p>
          </table:table-cell>
          <table:table-cell table:style-name="ce26"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18" office:value-type="string" calcext:value-type="string">
            <text:p>RxAndroid</text:p>
          </table:table-cell>
          <table:table-cell table:style-name="ce18" office:value-type="string" calcext:value-type="string">
            <text:p>Reactive Extension</text:p>
          </table:table-cell>
          <table:table-cell table:style-name="ce18" office:value-type="string" calcext:value-type="string">
            <text:p>Events , reactive programming</text:p>
          </table:table-cell>
          <table:table-cell table:style-name="ce26"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18" office:value-type="string" calcext:value-type="string">
            <text:p>OkHttp</text:p>
          </table:table-cell>
          <table:table-cell table:style-name="ce18" office:value-type="string" calcext:value-type="string">
            <text:p>An HTTP and HTTP/2 client for Android and Java application</text:p>
          </table:table-cell>
          <table:table-cell table:style-name="ce18" office:value-type="string" calcext:value-type="string">
            <text:p>HTTP , HTTP2 , client</text:p>
          </table:table-cell>
          <table:table-cell table:style-name="ce26"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0"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rello</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Jira</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elegram</text:p>
          </table:table-cell>
          <table:table-cell table:style-name="ce16"/>
          <table:table-cell table:style-name="ce16" office:value-type="string" calcext:value-type="string">
            <text:p>privacy</text:p>
          </table:table-cell>
          <table:table-cell table:style-name="ce27"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aiga</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raw.io</text:p>
          </table:table-cell>
          <table:table-cell table:style-name="ce16" table:number-columns-repeated="2"/>
          <table:table-cell table:style-name="ce28"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Flaticons</text:p>
          </table:table-cell>
          <table:table-cell table:style-name="ce16"/>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29"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6"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6"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grade</text:p>
          </table:table-cell>
          <table:table-cell table:style-name="ce16" office:value-type="string" calcext:value-type="string">
            <text:p>Site de veille</text:p>
          </table:table-cell>
          <table:table-cell table:style-name="ce19" office:value-type="string" calcext:value-type="string">
            <text:p>veille , news , IT</text:p>
          </table:table-cell>
          <table:table-cell table:style-name="ce28"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The Android Arsenal</text:p>
          </table:table-cell>
          <table:table-cell table:style-name="ce16"/>
          <table:table-cell table:style-name="ce16" office:value-type="string" calcext:value-type="string">
            <text:p>tools , libs</text:p>
          </table:table-cell>
          <table:table-cell table:style-name="ce27"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Police</text:p>
          </table:table-cell>
          <table:table-cell table:style-name="ce16"/>
          <table:table-cell table:style-name="ce16" office:value-type="string" calcext:value-type="string">
            <text:p>tools , libs , news , veille</text:p>
          </table:table-cell>
          <table:table-cell table:style-name="ce27"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27"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27"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27"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27"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27"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0"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0"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0"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0"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0"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0"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0"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0"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29"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29"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29"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text:p>
          </table:table-cell>
          <table:table-cell table:style-name="ce31"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1"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1"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table:style-name="ce32"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table:style-name="ce32"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number-rows-repeated="27">
          <table:table-cell table:style-name="ce14"/>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5"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5"/>
        <table:table-column table:style-name="co8"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1" table:default-cell-style-name="ce15"/>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3" office:value-type="string" calcext:value-type="string">
            <text:p>Platform</text:p>
          </table:table-cell>
          <table:table-cell table:style-name="ce33" office:value-type="string" calcext:value-type="string">
            <text:p>Name</text:p>
          </table:table-cell>
          <table:table-cell table:style-name="ce33" office:value-type="string" calcext:value-type="string">
            <text:p>Description</text:p>
          </table:table-cell>
          <table:table-cell table:style-name="ce33" office:value-type="string" calcext:value-type="string">
            <text:p>Keywords</text:p>
          </table:table-cell>
          <table:table-cell table:style-name="ce33"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utting APK on diet</text:p>
          </table:table-cell>
          <table:table-cell table:style-name="ce16" office:value-type="string" calcext:value-type="string">
            <text:p>Tips to reduce heavy APK and have a better hygiene</text:p>
          </table:table-cell>
          <table:table-cell table:style-name="ce16" office:value-type="string" calcext:value-type="string">
            <text:p>tuto , APK</text:p>
          </table:table-cell>
          <table:table-cell table:style-name="ce4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tore optimisation</text:p>
          </table:table-cell>
          <table:table-cell table:style-name="ce16" office:value-type="string" calcext:value-type="string">
            <text:p>The marketer's guide to app store optimisation by buzinga</text:p>
          </table:table-cell>
          <table:table-cell table:style-name="ce16" office:value-type="string" calcext:value-type="string">
            <text:p>tuto</text:p>
          </table:table-cell>
          <table:table-cell table:style-name="ce4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ultidex</text:p>
          </table:table-cell>
          <table:table-cell table:style-name="ce16" office:value-type="string" calcext:value-type="string">
            <text:p>About multidexing and performances</text:p>
          </table:table-cell>
          <table:table-cell table:style-name="ce16" office:value-type="string" calcext:value-type="string">
            <text:p>tuto , multidex</text:p>
          </table:table-cell>
          <table:table-cell table:style-name="ce4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UI Tips for pre and post Lollipop</text:p>
          </table:table-cell>
          <table:table-cell table:style-name="ce16"/>
          <table:table-cell table:style-name="ce16" office:value-type="string" calcext:value-type="string">
            <text:p>tuto , lollipop , design , material</text:p>
          </table:table-cell>
          <table:table-cell table:style-name="ce4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lement app invites</text:p>
          </table:table-cell>
          <table:table-cell table:style-name="ce16"/>
          <table:table-cell table:style-name="ce16" office:value-type="string" calcext:value-type="string">
            <text:p>tuto , app invites</text:p>
          </table:table-cell>
          <table:table-cell table:style-name="ce4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login and signup screens</text:p>
          </table:table-cell>
          <table:table-cell table:style-name="ce16"/>
          <table:table-cell table:style-name="ce16" office:value-type="string" calcext:value-type="string">
            <text:p>tuto , material , login screen</text:p>
          </table:table-cell>
          <table:table-cell table:style-name="ce4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duce your Android build duration</text:p>
          </table:table-cell>
          <table:table-cell table:style-name="ce16"/>
          <table:table-cell table:style-name="ce16" office:value-type="string" calcext:value-type="string">
            <text:p>build , duration</text:p>
          </table:table-cell>
          <table:table-cell table:style-name="ce4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ata Binding Library: Great UI’s with Less code</text:p>
          </table:table-cell>
          <table:table-cell table:style-name="ce16"/>
          <table:table-cell table:style-name="ce16" office:value-type="string" calcext:value-type="string">
            <text:p>tuto , lib , data binding , vues</text:p>
          </table:table-cell>
          <table:table-cell table:style-name="ce4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enymotion, Gradle, Flavors</text:p>
          </table:table-cell>
          <table:table-cell table:style-name="ce16" office:value-type="string" calcext:value-type="string">
            <text:p>Stable functional tests with Genymotion Gradle Plugin and test-specific Product Flavors</text:p>
          </table:table-cell>
          <table:table-cell table:style-name="ce16" office:value-type="string" calcext:value-type="string">
            <text:p>gradle , flavors , genymotion</text:p>
          </table:table-cell>
          <table:table-cell table:style-name="ce4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ke translations for apps</text:p>
          </table:table-cell>
          <table:table-cell table:style-name="ce16"/>
          <table:table-cell table:style-name="ce16" office:value-type="string" calcext:value-type="string">
            <text:p>traduction , i18n</text:p>
          </table:table-cell>
          <table:table-cell table:style-name="ce4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Quality and performances</text:p>
          </table:table-cell>
          <table:table-cell table:style-name="ce16" office:value-type="string" calcext:value-type="string">
            <text:p>Engineering Android apps for Performance &amp; Quality</text:p>
          </table:table-cell>
          <table:table-cell table:style-name="ce16"/>
          <table:table-cell table:style-name="ce4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10 conseils pour rendre votre présentation mémorable</text:p>
          </table:table-cell>
          <table:table-cell table:style-name="ce16"/>
          <table:table-cell table:style-name="ce16" office:value-type="string" calcext:value-type="string">
            <text:p>pitch , keynote , présentation</text:p>
          </table:table-cell>
          <table:table-cell table:style-name="ce4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Introducing Material Deisgn Lite</text:p>
          </table:table-cell>
          <table:table-cell table:style-name="ce16"/>
          <table:table-cell table:style-name="ce16" office:value-type="string" calcext:value-type="string">
            <text:p>material design</text:p>
          </table:table-cell>
          <table:table-cell table:style-name="ce4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6"/>
          <table:table-cell table:style-name="ce16" office:value-type="string" calcext:value-type="string">
            <text:p>ES5 to ES6</text:p>
          </table:table-cell>
          <table:table-cell table:style-name="ce16" office:value-type="string" calcext:value-type="string">
            <text:p>ES 5 , ES 6 , JS , JavaScript , ECMA SCRIPT</text:p>
          </table:table-cell>
          <table:table-cell table:style-name="ce4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erformances</text:p>
          </table:table-cell>
          <table:table-cell table:style-name="ce16"/>
          <table:table-cell table:style-name="ce16" office:value-type="string" calcext:value-type="string">
            <text:p>perfs , optimisation , Android , power , memory , leaks</text:p>
          </table:table-cell>
          <table:table-cell table:style-name="ce4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esome Android libraries</text:p>
          </table:table-cell>
          <table:table-cell table:style-name="ce16"/>
          <table:table-cell table:style-name="ce16" office:value-type="string" calcext:value-type="string">
            <text:p>material design , libs , UI / UX</text:p>
          </table:table-cell>
          <table:table-cell table:style-name="ce4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Android Figuren</text:p>
          </table:table-cell>
          <table:table-cell table:style-name="ce16"/>
          <table:table-cell table:style-name="ce16" office:value-type="string" calcext:value-type="string">
            <text:p>Android , goodies , geek</text:p>
          </table:table-cell>
          <table:table-cell table:style-name="ce4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op 5 Android Testing Frameworks (with Examples)</text:p>
          </table:table-cell>
          <table:table-cell table:style-name="ce16"/>
          <table:table-cell table:style-name="ce16" office:value-type="string" calcext:value-type="string">
            <text:p>Robotium , Espresso , UI Automator , Appium , Calabash </text:p>
          </table:table-cell>
          <table:table-cell table:style-name="ce4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réer un bon logo d'application mobile</text:p>
          </table:table-cell>
          <table:table-cell table:style-name="ce16"/>
          <table:table-cell table:style-name="ce16" office:value-type="string" calcext:value-type="string">
            <text:p>design , logos</text:p>
          </table:table-cell>
          <table:table-cell table:style-name="ce4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aspora*</text:p>
          </table:table-cell>
          <table:table-cell table:style-name="ce16" table:number-columns-repeated="2"/>
          <table:table-cell table:style-name="ce4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lipingmagic</text:p>
          </table:table-cell>
          <table:table-cell table:style-name="ce16"/>
          <table:table-cell table:style-name="ce16" office:value-type="string" calcext:value-type="string">
            <text:p>png transparent</text:p>
          </table:table-cell>
          <table:table-cell table:style-name="ce4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esignrope</text:p>
          </table:table-cell>
          <table:table-cell table:style-name="ce16" table:number-columns-repeated="2"/>
          <table:table-cell table:style-name="ce4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JustinMind</text:p>
          </table:table-cell>
          <table:table-cell table:style-name="ce16"/>
          <table:table-cell table:style-name="ce16" office:value-type="string" calcext:value-type="string">
            <text:p>mock up , proto , maquette</text:p>
          </table:table-cell>
          <table:table-cell table:style-name="ce4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5 règles pour réussir son hackathon</text:p>
          </table:table-cell>
          <table:table-cell table:style-name="ce16"/>
          <table:table-cell table:style-name="ce16" office:value-type="string" calcext:value-type="string">
            <text:p>hackathon , conseils</text:p>
          </table:table-cell>
          <table:table-cell table:style-name="ce4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Eliminating Code Overhead</text:p>
          </table:table-cell>
          <table:table-cell table:style-name="ce16"/>
          <table:table-cell table:style-name="ce16" office:value-type="string" calcext:value-type="string">
            <text:p>tutos , code overhead</text:p>
          </table:table-cell>
          <table:table-cell table:style-name="ce4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Five app prototyping tools compared</text:p>
          </table:table-cell>
          <table:table-cell table:style-name="ce16"/>
          <table:table-cell table:style-name="ce16" office:value-type="string" calcext:value-type="string">
            <text:p>comparaisons , apps maquettes</text:p>
          </table:table-cell>
          <table:table-cell table:style-name="ce4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ppscreenshotmaker</text:p>
          </table:table-cell>
          <table:table-cell table:style-name="ce16"/>
          <table:table-cell table:style-name="ce16" office:value-type="string" calcext:value-type="string">
            <text:p>screen shots , store</text:p>
          </table:table-cell>
          <table:table-cell table:style-name="ce4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 Material Design App</text:p>
          </table:table-cell>
          <table:table-cell table:style-name="ce16"/>
          <table:table-cell table:style-name="ce16" office:value-type="string" calcext:value-type="string">
            <text:p>material design , tuto</text:p>
          </table:table-cell>
          <table:table-cell table:style-name="ce4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olor palette</text:p>
          </table:table-cell>
          <table:table-cell table:style-name="ce16"/>
          <table:table-cell table:style-name="ce16" office:value-type="string" calcext:value-type="string">
            <text:p>couleurs , material design</text:p>
          </table:table-cell>
          <table:table-cell table:style-name="ce4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nicode</text:p>
          </table:table-cell>
          <table:table-cell table:style-name="ce16"/>
          <table:table-cell table:style-name="ce16" office:value-type="string" calcext:value-type="string">
            <text:p>unicode</text:p>
          </table:table-cell>
          <table:table-cell table:style-name="ce4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elop a secured Android app</text:p>
          </table:table-cell>
          <table:table-cell table:style-name="ce16" table:number-columns-repeated="2"/>
          <table:table-cell table:style-name="ce4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JSON schema to POJO</text:p>
          </table:table-cell>
          <table:table-cell table:style-name="ce16"/>
          <table:table-cell table:style-name="ce16" office:value-type="string" calcext:value-type="string">
            <text:p>json , pojo , java</text:p>
          </table:table-cell>
          <table:table-cell table:style-name="ce4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hoose a License</text:p>
          </table:table-cell>
          <table:table-cell table:style-name="ce16" table:number-columns-repeated="2"/>
          <table:table-cell table:style-name="ce4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it VS SVN</text:p>
          </table:table-cell>
          <table:table-cell table:style-name="ce16"/>
          <table:table-cell table:style-name="ce16" office:value-type="string" calcext:value-type="string">
            <text:p>git , svn</text:p>
          </table:table-cell>
          <table:table-cell table:style-name="ce4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ibtastic</text:p>
          </table:table-cell>
          <table:table-cell table:style-name="ce16" table:number-columns-repeated="2"/>
          <table:table-cell table:style-name="ce4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3 unit tests to avoid bad surprises on Android</text:p>
          </table:table-cell>
          <table:table-cell table:style-name="ce16" table:number-columns-repeated="2"/>
          <table:table-cell table:style-name="ce4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voiding cold starts on Android</text:p>
          </table:table-cell>
          <table:table-cell table:style-name="ce16"/>
          <table:table-cell table:style-name="ce16" office:value-type="string" calcext:value-type="string">
            <text:p>android , cold start</text:p>
          </table:table-cell>
          <table:table-cell table:style-name="ce4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Make reverse engineering</text:p>
          </table:table-cell>
          <table:table-cell table:style-name="ce16"/>
          <table:table-cell table:style-name="ce16" office:value-type="string" calcext:value-type="string">
            <text:p>android : reverse engineering , dex2jar , jdgui , smali , backsmali</text:p>
          </table:table-cell>
          <table:table-cell table:style-name="ce4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ke an app survive in the Android ocean</text:p>
          </table:table-cell>
          <table:table-cell table:style-name="ce16"/>
          <table:table-cell table:style-name="ce16" office:value-type="string" calcext:value-type="string">
            <text:p>app , vie app , </text:p>
          </table:table-cell>
          <table:table-cell table:style-name="ce4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hreads</text:p>
          </table:table-cell>
          <table:table-cell table:style-name="ce16"/>
          <table:table-cell table:style-name="ce16" office:value-type="string" calcext:value-type="string">
            <text:p>threads , intent services , services</text:p>
          </table:table-cell>
          <table:table-cell table:style-name="ce4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flip animations</text:p>
          </table:table-cell>
          <table:table-cell table:style-name="ce16" table:number-columns-repeated="2"/>
          <table:table-cell table:style-name="ce4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DroidLinguist</text:p>
          </table:table-cell>
          <table:table-cell table:style-name="ce16" office:value-type="string" calcext:value-type="string">
            <text:p>A tool that helps you easily translate your killer android apps!</text:p>
          </table:table-cell>
          <table:table-cell table:style-name="ce16" office:value-type="string" calcext:value-type="string">
            <text:p>languages , i18n , Android</text:p>
          </table:table-cell>
          <table:table-cell table:style-name="ce4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dding badge or count to the navigation drawer</text:p>
          </table:table-cell>
          <table:table-cell table:style-name="ce16" table:number-columns-repeated="2"/>
          <table:table-cell table:style-name="ce4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ooleap</text:p>
          </table:table-cell>
          <table:table-cell table:style-name="ce16"/>
          <table:table-cell table:style-name="ce16" office:value-type="string" calcext:value-type="string">
            <text:p>flaoting ui</text:p>
          </table:table-cell>
          <table:table-cell table:style-name="ce4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How to design native mobile apps ?</text:p>
          </table:table-cell>
          <table:table-cell table:style-name="ce16" table:number-columns-repeated="2"/>
          <table:table-cell table:style-name="ce4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Choose a license</text:p>
          </table:table-cell>
          <table:table-cell table:style-name="ce16" table:number-columns-repeated="2"/>
          <table:table-cell table:style-name="ce4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fore publishing</text:p>
          </table:table-cell>
          <table:table-cell table:style-name="ce16" office:value-type="string" calcext:value-type="string">
            <text:p>Two things to check before publishing the app</text:p>
          </table:table-cell>
          <table:table-cell table:style-name="ce16" office:value-type="string" calcext:value-type="string">
            <text:p>shareUserId , package, app store</text:p>
          </table:table-cell>
          <table:table-cell table:style-name="ce4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Guar</text:p>
          </table:table-cell>
          <table:table-cell table:style-name="ce16" table:number-columns-repeated="2"/>
          <table:table-cell table:style-name="ce4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oogle App Licensing </text:p>
          </table:table-cell>
          <table:table-cell table:style-name="ce16"/>
          <table:table-cell table:style-name="ce16" office:value-type="string" calcext:value-type="string">
            <text:p>protection , external apk , license</text:p>
          </table:table-cell>
          <table:table-cell table:style-name="ce4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esome Android performance</text:p>
          </table:table-cell>
          <table:table-cell table:style-name="ce16" table:number-columns-repeated="2"/>
          <table:table-cell table:style-name="ce4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oading DEX cpode over the network</text:p>
          </table:table-cell>
          <table:table-cell table:style-name="ce16" table:number-columns-repeated="2"/>
          <table:table-cell table:style-name="ce4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ighting application size with ProGuard and beyond</text:p>
          </table:table-cell>
          <table:table-cell table:style-name="ce16" table:number-columns-repeated="2"/>
          <table:table-cell table:style-name="ce4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to build a solid base for Matgerial Design App</text:p>
          </table:table-cell>
          <table:table-cell table:style-name="ce16"/>
          <table:table-cell table:style-name="ce16" office:value-type="string" calcext:value-type="string">
            <text:p>material design , case study</text:p>
          </table:table-cell>
          <table:table-cell table:style-name="ce4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ptimize battery life with GCM</text:p>
          </table:table-cell>
          <table:table-cell table:style-name="ce16"/>
          <table:table-cell table:style-name="ce16" office:value-type="string" calcext:value-type="string">
            <text:p>Android , battery , GCM</text:p>
          </table:table-cell>
          <table:table-cell table:style-name="ce4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Android code convention</text:p>
          </table:table-cell>
          <table:table-cell table:style-name="ce16"/>
          <table:table-cell table:style-name="ce16" office:value-type="string" calcext:value-type="string">
            <text:p>code convention , Android</text:p>
          </table:table-cell>
          <table:table-cell table:style-name="ce4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mbining Vector Drawables with Day/Night Theme</text:p>
          </table:table-cell>
          <table:table-cell table:style-name="ce16" table:number-columns-repeated="2"/>
          <table:table-cell table:style-name="ce4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Mockito</text:p>
          </table:table-cell>
          <table:table-cell table:style-name="ce16"/>
          <table:table-cell table:style-name="ce16" office:value-type="string" calcext:value-type="string">
            <text:p>mocks , TU , mockito , Java</text:p>
          </table:table-cell>
          <table:table-cell table:style-name="ce4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PowerMock</text:p>
          </table:table-cell>
          <table:table-cell table:style-name="ce16"/>
          <table:table-cell table:style-name="ce16" office:value-type="string" calcext:value-type="string">
            <text:p>mocks , TU , mockito , PowerMock , Java</text:p>
          </table:table-cell>
          <table:table-cell table:style-name="ce4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penGL 2</text:p>
          </table:table-cell>
          <table:table-cell table:style-name="ce16"/>
          <table:table-cell table:style-name="ce16" office:value-type="string" calcext:value-type="string">
            <text:p>OpenGL 2</text:p>
          </table:table-cell>
          <table:table-cell table:style-name="ce4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Bottom Navigation</text:p>
          </table:table-cell>
          <table:table-cell table:style-name="ce16"/>
          <table:table-cell table:style-name="ce16" office:value-type="string" calcext:value-type="string">
            <text:p>bottom navigation</text:p>
          </table:table-cell>
          <table:table-cell table:style-name="ce4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utomate screenshots for store</text:p>
          </table:table-cell>
          <table:table-cell table:style-name="ce16"/>
          <table:table-cell table:style-name="ce16" office:value-type="string" calcext:value-type="string">
            <text:p>screen shots</text:p>
          </table:table-cell>
          <table:table-cell table:style-name="ce4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ackup/Restore a Realm database on Google Drive with Drive API</text:p>
          </table:table-cell>
          <table:table-cell table:style-name="ce16"/>
          <table:table-cell table:style-name="ce16" office:value-type="string" calcext:value-type="string">
            <text:p>database , realm , api , google drive</text:p>
          </table:table-cell>
          <table:table-cell table:style-name="ce4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OLID</text:p>
          </table:table-cell>
          <table:table-cell table:style-name="ce16"/>
          <table:table-cell table:style-name="ce16" office:value-type="string" calcext:value-type="string">
            <text:p>solid</text:p>
          </table:table-cell>
          <table:table-cell table:style-name="ce4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earn X in Y</text:p>
          </table:table-cell>
          <table:table-cell table:style-name="ce16" table:number-columns-repeated="2"/>
          <table:table-cell table:style-name="ce4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ccesibility tests</text:p>
          </table:table-cell>
          <table:table-cell table:style-name="ce16"/>
          <table:table-cell table:style-name="ce16" office:value-type="string" calcext:value-type="string">
            <text:p>accessibility tests</text:p>
          </table:table-cell>
          <table:table-cell table:style-name="ce4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ttom Sheets</text:p>
          </table:table-cell>
          <table:table-cell table:style-name="ce16" table:number-columns-repeated="2"/>
          <table:table-cell table:style-name="ce4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How to build material design prototypes</text:p>
          </table:table-cell>
          <table:table-cell table:style-name="ce16"/>
          <table:table-cell table:style-name="ce16" office:value-type="string" calcext:value-type="string">
            <text:p>sketch , pixate , prototype</text:p>
          </table:table-cell>
          <table:table-cell table:style-name="ce4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Visualize and reduce methods count</text:p>
          </table:table-cell>
          <table:table-cell table:style-name="ce16" table:number-columns-repeated="2"/>
          <table:table-cell table:style-name="ce4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rchitectures découplées</text:p>
          </table:table-cell>
          <table:table-cell table:style-name="ce16"/>
          <table:table-cell table:style-name="ce16" office:value-type="string" calcext:value-type="string">
            <text:p>RxJava</text:p>
          </table:table-cell>
          <table:table-cell table:style-name="ce4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s tools namespaces</text:p>
          </table:table-cell>
          <table:table-cell table:style-name="ce16" table:number-columns-repeated="2"/>
          <table:table-cell table:style-name="ce4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e absolute minimum Android developers need to know</text:p>
          </table:table-cell>
          <table:table-cell table:style-name="ce16" table:number-columns-repeated="2"/>
          <table:table-cell table:style-name="ce4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rove code inspections with annotations</text:p>
          </table:table-cell>
          <table:table-cell table:style-name="ce16"/>
          <table:table-cell table:style-name="ce16" office:value-type="string" calcext:value-type="string">
            <text:p>annotations , code inspection</text:p>
          </table:table-cell>
          <table:table-cell table:style-name="ce4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ferences</text:p>
          </table:table-cell>
          <table:table-cell table:style-name="ce16"/>
          <table:table-cell table:style-name="ce16" office:value-type="string" calcext:value-type="string">
            <text:p>reference , weakreference , softreference</text:p>
          </table:table-cell>
          <table:table-cell table:style-name="ce4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stant Run and Android Studio</text:p>
          </table:table-cell>
          <table:table-cell table:style-name="ce16" table:number-columns-repeated="2"/>
          <table:table-cell table:style-name="ce4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VP and common code modules</text:p>
          </table:table-cell>
          <table:table-cell table:style-name="ce16"/>
          <table:table-cell table:style-name="ce16" office:value-type="string" calcext:value-type="string">
            <text:p>MVP , common code modules</text:p>
          </table:table-cell>
          <table:table-cell table:style-name="ce4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delab MVP</text:p>
          </table:table-cell>
          <table:table-cell table:style-name="ce16"/>
          <table:table-cell table:style-name="ce16" office:value-type="string" calcext:value-type="string">
            <text:p>MVP</text:p>
          </table:table-cell>
          <table:table-cell table:style-name="ce4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odel View Presenter (MVP)</text:p>
          </table:table-cell>
          <table:table-cell table:style-name="ce16"/>
          <table:table-cell table:style-name="ce16" office:value-type="string" calcext:value-type="string">
            <text:p>MVP</text:p>
          </table:table-cell>
          <table:table-cell table:style-name="ce4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alm, Dagger and MVP</text:p>
          </table:table-cell>
          <table:table-cell table:style-name="ce16" table:number-columns-repeated="2"/>
          <table:table-cell table:style-name="ce4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Development Patterns</text:p>
          </table:table-cell>
          <table:table-cell table:style-name="ce16" table:number-columns-repeated="2"/>
          <table:table-cell table:style-name="ce4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upporting multiple screens</text:p>
          </table:table-cell>
          <table:table-cell table:style-name="ce16"/>
          <table:table-cell table:style-name="ce16" office:value-type="string" calcext:value-type="string">
            <text:p>Android , resolution , dpi , size , screens</text:p>
          </table:table-cell>
          <table:table-cell table:style-name="ce4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ystem permisions</text:p>
          </table:table-cell>
          <table:table-cell table:style-name="ce16"/>
          <table:table-cell table:style-name="ce16" office:value-type="string" calcext:value-type="string">
            <text:p>normal , dangerous , permisions</text:p>
          </table:table-cell>
          <table:table-cell table:style-name="ce4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Nimbledroid</text:p>
          </table:table-cell>
          <table:table-cell table:style-name="ce16"/>
          <table:table-cell table:style-name="ce16" office:value-type="string" calcext:value-type="string">
            <text:p>performance , analysis</text:p>
          </table:table-cell>
          <table:table-cell table:style-name="ce4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responsive UI</text:p>
          </table:table-cell>
          <table:table-cell table:style-name="ce16"/>
          <table:table-cell table:style-name="ce16" office:value-type="string" calcext:value-type="string">
            <text:p>Android , resolution , dpi , size , screens , responsive , UI</text:p>
          </table:table-cell>
          <table:table-cell table:style-name="ce4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scheduler</text:p>
          </table:table-cell>
          <table:table-cell table:style-name="ce16"/>
          <table:table-cell table:style-name="ce16" office:value-type="string" calcext:value-type="string">
            <text:p>job scheduler , sync adapter , gcm network manager</text:p>
          </table:table-cell>
          <table:table-cell table:style-name="ce4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ice Art Generator</text:p>
          </table:table-cell>
          <table:table-cell table:style-name="ce16"/>
          <table:table-cell table:style-name="ce16" office:value-type="string" calcext:value-type="string">
            <text:p>android , devices , mockups , screenshots , captures , store</text:p>
          </table:table-cell>
          <table:table-cell table:style-name="ce4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nstraint Layout</text:p>
          </table:table-cell>
          <table:table-cell table:style-name="ce16" table:number-columns-repeated="2"/>
          <table:table-cell table:style-name="ce4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ransition animations samples</text:p>
          </table:table-cell>
          <table:table-cell table:style-name="ce16" table:number-columns-repeated="2"/>
          <table:table-cell table:style-name="ce4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ttomSheetBehavior and AnchorSheetBehavior</text:p>
          </table:table-cell>
          <table:table-cell table:style-name="ce16" table:number-columns-repeated="2"/>
          <table:table-cell table:style-name="ce4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intain its custom view</text:p>
          </table:table-cell>
          <table:table-cell table:style-name="ce16" table:number-columns-repeated="2"/>
          <table:table-cell table:style-name="ce4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ssets minification for leaner APK</text:p>
          </table:table-cell>
          <table:table-cell table:style-name="ce16" table:number-columns-repeated="2"/>
          <table:table-cell table:style-name="ce4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nderThread</text:p>
          </table:table-cell>
          <table:table-cell table:style-name="ce16"/>
          <table:table-cell table:style-name="ce16" office:value-type="string" calcext:value-type="string">
            <text:p>thread , animations , canvas</text:p>
          </table:table-cell>
          <table:table-cell table:style-name="ce4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Why your canvas shapes are not smooth</text:p>
          </table:table-cell>
          <table:table-cell table:style-name="ce16"/>
          <table:table-cell table:style-name="ce16" office:value-type="string" calcext:value-type="string">
            <text:p>canvas</text:p>
          </table:table-cell>
          <table:table-cell table:style-name="ce4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contraint layouts</text:p>
          </table:table-cell>
          <table:table-cell table:style-name="ce16" table:number-columns-repeated="2"/>
          <table:table-cell table:style-name="ce4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an Android app using the MVP pattern</text:p>
          </table:table-cell>
          <table:table-cell table:style-name="ce16" table:number-columns-repeated="2"/>
          <table:table-cell table:style-name="ce4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nd crypto</text:p>
          </table:table-cell>
          <table:table-cell table:style-name="ce16" table:number-columns-repeated="2"/>
          <table:table-cell table:style-name="ce4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 Settings Screen</text:p>
          </table:table-cell>
          <table:table-cell table:style-name="ce16" table:number-columns-repeated="2"/>
          <table:table-cell table:style-name="ce4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evices</text:p>
          </table:table-cell>
          <table:table-cell table:style-name="ce16"/>
          <table:table-cell table:style-name="ce16" office:value-type="string" calcext:value-type="string">
            <text:p>Dp , px , density , ratio , width , height</text:p>
          </table:table-cell>
          <table:table-cell table:style-name="ce42"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aunch screen : from a tap to your app</text:p>
          </table:table-cell>
          <table:table-cell table:style-name="ce16" table:number-columns-repeated="2"/>
          <table:table-cell table:style-name="ce42"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Neo Nomade</text:p>
          </table:table-cell>
          <table:table-cell table:style-name="ce16"/>
          <table:table-cell table:style-name="ce16" office:value-type="string" calcext:value-type="string">
            <text:p>Coworking , télécentre , wigwam</text:p>
          </table:table-cell>
          <table:table-cell table:style-name="ce42"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IME Types</text:p>
          </table:table-cell>
          <table:table-cell table:style-name="ce16" table:number-columns-repeated="2"/>
          <table:table-cell table:style-name="ce42"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e curious case of dependency conflicts</text:p>
          </table:table-cell>
          <table:table-cell table:style-name="ce16"/>
          <table:table-cell table:style-name="ce16" office:value-type="string" calcext:value-type="string">
            <text:p>Gradle , conflits , dependences</text:p>
          </table:table-cell>
          <table:table-cell table:style-name="ce42"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dentify, treat and avoid memory leaks</text:p>
          </table:table-cell>
          <table:table-cell table:style-name="ce16"/>
          <table:table-cell table:style-name="ce16" office:value-type="string" calcext:value-type="string">
            <text:p>memory , leaks</text:p>
          </table:table-cell>
          <table:table-cell table:style-name="ce42"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Using Bitmap Pools in Android</text:p>
          </table:table-cell>
          <table:table-cell table:style-name="ce16"/>
          <table:table-cell table:style-name="ce16" office:value-type="string" calcext:value-type="string">
            <text:p>bitmap , bitmap pools</text:p>
          </table:table-cell>
          <table:table-cell table:style-name="ce42"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pp performances tips</text:p>
          </table:table-cell>
          <table:table-cell table:style-name="ce16"/>
          <table:table-cell table:style-name="ce16" office:value-type="string" calcext:value-type="string">
            <text:p>performances </text:p>
          </table:table-cell>
          <table:table-cell table:style-name="ce42"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y Activity</text:p>
          </table:table-cell>
          <table:table-cell table:style-name="ce16" office:value-type="string" calcext:value-type="string">
            <text:p>Manage its activity through Google's services and products</text:p>
          </table:table-cell>
          <table:table-cell table:style-name="ce16" office:value-type="string" calcext:value-type="string">
            <text:p>google</text:p>
          </table:table-cell>
          <table:table-cell table:style-name="ce42"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aps timeline</text:p>
          </table:table-cell>
          <table:table-cell table:style-name="ce16"/>
          <table:table-cell table:style-name="ce16" office:value-type="string" calcext:value-type="string">
            <text:p>google</text:p>
          </table:table-cell>
          <table:table-cell table:style-name="ce42"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Dashboard</text:p>
          </table:table-cell>
          <table:table-cell table:style-name="ce16"/>
          <table:table-cell table:style-name="ce16" office:value-type="string" calcext:value-type="string">
            <text:p>google</text:p>
          </table:table-cell>
          <table:table-cell table:style-name="ce42"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y account</text:p>
          </table:table-cell>
          <table:table-cell table:style-name="ce16"/>
          <table:table-cell table:style-name="ce16" office:value-type="string" calcext:value-type="string">
            <text:p>google</text:p>
          </table:table-cell>
          <table:table-cell table:style-name="ce42"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 Tor</text:p>
          </table:table-cell>
          <table:table-cell table:style-name="ce16"/>
          <table:table-cell table:style-name="ce16" office:value-type="string" calcext:value-type="string">
            <text:p>privacy , linux , tor</text:p>
          </table:table-cell>
          <table:table-cell table:style-name="ce42"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 Cryptsetup</text:p>
          </table:table-cell>
          <table:table-cell table:style-name="ce16"/>
          <table:table-cell table:style-name="ce16" office:value-type="string" calcext:value-type="string">
            <text:p>privacy , linux</text:p>
          </table:table-cell>
          <table:table-cell table:style-name="ce42"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or Browser</text:p>
          </table:table-cell>
          <table:table-cell table:style-name="ce16"/>
          <table:table-cell table:style-name="ce16" office:value-type="string" calcext:value-type="string">
            <text:p>privacy , TOR</text:p>
          </table:table-cell>
          <table:table-cell table:style-name="ce42"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yanogenMod</text:p>
          </table:table-cell>
          <table:table-cell table:style-name="ce16" table:number-columns-repeated="2"/>
          <table:table-cell table:style-name="ce42"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ArchLinux</text:p>
          </table:table-cell>
          <table:table-cell table:style-name="ce16"/>
          <table:table-cell table:style-name="ce16" office:value-type="string" calcext:value-type="string">
            <text:p>linux</text:p>
          </table:table-cell>
          <table:table-cell table:style-name="ce42"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Mint</text:p>
          </table:table-cell>
          <table:table-cell table:style-name="ce16"/>
          <table:table-cell table:style-name="ce16" office:value-type="string" calcext:value-type="string">
            <text:p>linux</text:p>
          </table:table-cell>
          <table:table-cell table:style-name="ce42"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Keybase.io</text:p>
          </table:table-cell>
          <table:table-cell table:style-name="ce16"/>
          <table:table-cell table:style-name="ce16" office:value-type="string" calcext:value-type="string">
            <text:p>privacy , identity , public keys</text:p>
          </table:table-cell>
          <table:table-cell table:style-name="ce42"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ailvelope</text:p>
          </table:table-cell>
          <table:table-cell table:style-name="ce16"/>
          <table:table-cell table:style-name="ce16" office:value-type="string" calcext:value-type="string">
            <text:p>privacy</text:p>
          </table:table-cell>
          <table:table-cell table:style-name="ce42"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rotonMail</text:p>
          </table:table-cell>
          <table:table-cell table:style-name="ce16"/>
          <table:table-cell table:style-name="ce16" office:value-type="string" calcext:value-type="string">
            <text:p>privacy</text:p>
          </table:table-cell>
          <table:table-cell table:style-name="ce42"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pideroak</text:p>
          </table:table-cell>
          <table:table-cell table:style-name="ce16"/>
          <table:table-cell table:style-name="ce16" office:value-type="string" calcext:value-type="string">
            <text:p>privacy</text:p>
          </table:table-cell>
          <table:table-cell table:style-name="ce42"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ryptocat</text:p>
          </table:table-cell>
          <table:table-cell table:style-name="ce16"/>
          <table:table-cell table:style-name="ce16" office:value-type="string" calcext:value-type="string">
            <text:p>privacy</text:p>
          </table:table-cell>
          <table:table-cell table:style-name="ce42"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leep</text:p>
          </table:table-cell>
          <table:table-cell table:style-name="ce16"/>
          <table:table-cell table:style-name="ce16" office:value-type="string" calcext:value-type="string">
            <text:p>privacy , chat</text:p>
          </table:table-cell>
          <table:table-cell table:style-name="ce42"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pic Privacy Browser</text:p>
          </table:table-cell>
          <table:table-cell table:style-name="ce16"/>
          <table:table-cell table:style-name="ce16" office:value-type="string" calcext:value-type="string">
            <text:p>privacy</text:p>
          </table:table-cell>
          <table:table-cell table:style-name="ce42"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nchmarking on Android</text:p>
          </table:table-cell>
          <table:table-cell table:style-name="ce16" table:number-columns-repeated="2"/>
          <table:table-cell table:style-name="ce42"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ep Dive Into Android State Restoration</text:p>
          </table:table-cell>
          <table:table-cell table:style-name="ce16"/>
          <table:table-cell table:style-name="ce16" office:value-type="string" calcext:value-type="string">
            <text:p>state , restoration</text:p>
          </table:table-cell>
          <table:table-cell table:style-name="ce42"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dashboards</text:p>
          </table:table-cell>
          <table:table-cell table:style-name="ce16"/>
          <table:table-cell table:style-name="ce16" office:value-type="string" calcext:value-type="string">
            <text:p>Android , fragmentation , versions</text:p>
          </table:table-cell>
          <table:table-cell table:style-name="ce42"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Upsight</text:p>
          </table:table-cell>
          <table:table-cell table:style-name="ce16"/>
          <table:table-cell table:style-name="ce18" office:value-type="string" calcext:value-type="string">
            <text:p>marketing , analytics </text:p>
          </table:table-cell>
          <table:table-cell table:style-name="ce43"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18" office:value-type="string" calcext:value-type="string">
            <text:p>Apteligent</text:p>
          </table:table-cell>
          <table:table-cell table:style-name="ce18" office:value-type="string" calcext:value-type="string">
            <text:p>Mobile application performance management</text:p>
          </table:table-cell>
          <table:table-cell table:style-name="ce18" office:value-type="string" calcext:value-type="string">
            <text:p>Crittercism , APM , metrics <text:s/>, Android</text:p>
          </table:table-cell>
          <table:table-cell table:style-name="ce43"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Certificate and Public Key Pinning</text:p>
          </table:table-cell>
          <table:table-cell table:style-name="ce16"/>
          <table:table-cell table:style-name="ce18" office:value-type="string" calcext:value-type="string">
            <text:p>certificate</text:p>
          </table:table-cell>
          <table:table-cell table:style-name="ce43"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Security with HTTPS and SSL </text:p>
          </table:table-cell>
          <table:table-cell table:style-name="ce16"/>
          <table:table-cell table:style-name="ce18" office:value-type="string" calcext:value-type="string">
            <text:p>HTTPS , security , SSL</text:p>
          </table:table-cell>
          <table:table-cell table:style-name="ce43"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Supporting different screen sizes</text:p>
          </table:table-cell>
          <table:table-cell table:style-name="ce16"/>
          <table:table-cell table:style-name="ce16" office:value-type="string" calcext:value-type="string">
            <text:p>layout , sw , aliases , res</text:p>
          </table:table-cell>
          <table:table-cell table:style-name="ce43"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GSM Arena</text:p>
          </table:table-cell>
          <table:table-cell table:style-name="ce18" office:value-type="string" calcext:value-type="string">
            <text:p>Compare devices</text:p>
          </table:table-cell>
          <table:table-cell table:style-name="ce16"/>
          <table:table-cell table:style-name="ce43"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Phone Arena </text:p>
          </table:table-cell>
          <table:table-cell table:style-name="ce16" office:value-type="string" calcext:value-type="string">
            <text:p>Compare devices</text:p>
          </table:table-cell>
          <table:table-cell table:style-name="ce16"/>
          <table:table-cell table:style-name="ce43"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Unitag</text:p>
          </table:table-cell>
          <table:table-cell table:style-name="ce16" office:value-type="string" calcext:value-type="string">
            <text:p>To build and customize QR codes</text:p>
          </table:table-cell>
          <table:table-cell table:style-name="ce16" office:value-type="string" calcext:value-type="string">
            <text:p>QR codes , tag</text:p>
          </table:table-cell>
          <table:table-cell table:style-name="ce42"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not to become a public enemy</text:p>
          </table:table-cell>
          <table:table-cell table:style-name="ce16"/>
          <table:table-cell table:style-name="ce16" office:value-type="string" calcext:value-type="string">
            <text:p>guidelines , public project , tips</text:p>
          </table:table-cell>
          <table:table-cell table:style-name="ce42"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Programmatically create a ripple drawable of any color</text:p>
          </table:table-cell>
          <table:table-cell table:style-name="ce16"/>
          <table:table-cell table:style-name="ce16" office:value-type="string" calcext:value-type="string">
            <text:p>drawable</text:p>
          </table:table-cell>
          <table:table-cell table:style-name="ce42"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st Practices with Background Jobs</text:p>
          </table:table-cell>
          <table:table-cell table:style-name="ce16"/>
          <table:table-cell table:style-name="ce16" office:value-type="string" calcext:value-type="string">
            <text:p>background , jobs , tasks , service , data load</text:p>
          </table:table-cell>
          <table:table-cell table:style-name="ce42"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mp; Tech Publications</text:p>
          </table:table-cell>
          <table:table-cell table:style-name="ce16" table:number-columns-repeated="2"/>
          <table:table-cell table:style-name="ce42"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tter Android Intents with Dart and Henson</text:p>
          </table:table-cell>
          <table:table-cell table:style-name="ce16"/>
          <table:table-cell table:style-name="ce16" office:value-type="string" calcext:value-type="string">
            <text:p>Dart , Henson , intents</text:p>
          </table:table-cell>
          <table:table-cell table:style-name="ce42"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ig ball of mud and other architectural disasters</text:p>
          </table:table-cell>
          <table:table-cell table:style-name="ce16" table:number-columns-repeated="2"/>
          <table:table-cell table:style-name="ce42"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Howdy RxJava</text:p>
          </table:table-cell>
          <table:table-cell table:style-name="ce16"/>
          <table:table-cell table:style-name="ce16" office:value-type="string" calcext:value-type="string">
            <text:p>RxJava , reactive programming</text:p>
          </table:table-cell>
          <table:table-cell table:style-name="ce42"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Android WebSocket. Feedback, or when every second matters</text:p>
          </table:table-cell>
          <table:table-cell table:style-name="ce16"/>
          <table:table-cell table:style-name="ce16" office:value-type="string" calcext:value-type="string">
            <text:p>websockets</text:p>
          </table:table-cell>
          <table:table-cell table:style-name="ce42"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iming is everything</text:p>
          </table:table-cell>
          <table:table-cell table:style-name="ce16"/>
          <table:table-cell table:style-name="ce16" office:value-type="string" calcext:value-type="string">
            <text:p>interpolation , animations</text:p>
          </table:table-cell>
          <table:table-cell table:style-name="ce42"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dentify performance issues in your Android application</text:p>
          </table:table-cell>
          <table:table-cell table:style-name="ce16"/>
          <table:table-cell table:style-name="ce16" office:value-type="string" calcext:value-type="string">
            <text:p>performances , optimization</text:p>
          </table:table-cell>
          <table:table-cell table:style-name="ce42"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Why developers are scared to refactor code ?</text:p>
          </table:table-cell>
          <table:table-cell table:style-name="ce16"/>
          <table:table-cell table:style-name="ce16" office:value-type="string" calcext:value-type="string">
            <text:p>refactoring , TDD</text:p>
          </table:table-cell>
          <table:table-cell table:style-name="ce42"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Why Kotlin is my next programming langage</text:p>
          </table:table-cell>
          <table:table-cell table:style-name="ce16"/>
          <table:table-cell table:style-name="ce16" office:value-type="string" calcext:value-type="string">
            <text:p>Kotlin , Java</text:p>
          </table:table-cell>
          <table:table-cell table:style-name="ce42"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Comparison to Scala</text:p>
          </table:table-cell>
          <table:table-cell table:style-name="ce16"/>
          <table:table-cell table:style-name="ce16" office:value-type="string" calcext:value-type="string">
            <text:p>Kotlin , Scala</text:p>
          </table:table-cell>
          <table:table-cell table:style-name="ce42"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Comparison to Java</text:p>
          </table:table-cell>
          <table:table-cell table:style-name="ce16"/>
          <table:table-cell table:style-name="ce16" office:value-type="string" calcext:value-type="string">
            <text:p>Kotlin , Java</text:p>
          </table:table-cell>
          <table:table-cell table:style-name="ce42"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Can I use</text:p>
          </table:table-cell>
          <table:table-cell table:style-name="ce16"/>
          <table:table-cell table:style-name="ce16" office:value-type="string" calcext:value-type="string">
            <text:p>web , API , features</text:p>
          </table:table-cell>
          <table:table-cell table:style-name="ce42"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What web can do today</text:p>
          </table:table-cell>
          <table:table-cell table:style-name="ce16"/>
          <table:table-cell table:style-name="ce16" office:value-type="string" calcext:value-type="string">
            <text:p>web , API , features</text:p>
          </table:table-cell>
          <table:table-cell table:style-name="ce42"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6" office:value-type="string" calcext:value-type="string">
            <text:p>JS Republic</text:p>
          </table:table-cell>
          <table:table-cell table:style-name="ce16"/>
          <table:table-cell table:style-name="ce16" office:value-type="string" calcext:value-type="string">
            <text:p>JavaScript</text:p>
          </table:table-cell>
          <table:table-cell table:style-name="ce42"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etting the most out of Crashlytics</text:p>
          </table:table-cell>
          <table:table-cell table:style-name="ce16"/>
          <table:table-cell table:style-name="ce16" office:value-type="string" calcext:value-type="string">
            <text:p>Crashlytics</text:p>
          </table:table-cell>
          <table:table-cell table:style-name="ce42"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ode smells</text:p>
          </table:table-cell>
          <table:table-cell table:style-name="ce16"/>
          <table:table-cell table:style-name="ce16" office:value-type="string" calcext:value-type="string">
            <text:p>code , smells</text:p>
          </table:table-cell>
          <table:table-cell table:style-name="ce42"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UNCSS</text:p>
          </table:table-cell>
          <table:table-cell table:style-name="ce16"/>
          <table:table-cell table:style-name="ce16" office:value-type="string" calcext:value-type="string">
            <text:p>CSS , uncss</text:p>
          </table:table-cell>
          <table:table-cell table:style-name="ce42"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Normalize CSS</text:p>
          </table:table-cell>
          <table:table-cell table:style-name="ce16" office:value-type="string" calcext:value-type="string">
            <text:p>To normalize CSS and their effects in browsers</text:p>
          </table:table-cell>
          <table:table-cell table:style-name="ce16" office:value-type="string" calcext:value-type="string">
            <text:p>normalize , css</text:p>
          </table:table-cell>
          <table:table-cell table:style-name="ce42"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Skeleton CSS</text:p>
          </table:table-cell>
          <table:table-cell table:style-name="ce16"/>
          <table:table-cell table:style-name="ce16" office:value-type="string" calcext:value-type="string">
            <text:p>skeleton , css</text:p>
          </table:table-cell>
          <table:table-cell table:style-name="ce42"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Animate CSS</text:p>
          </table:table-cell>
          <table:table-cell table:style-name="ce16"/>
          <table:table-cell table:style-name="ce16" office:value-type="string" calcext:value-type="string">
            <text:p>animations , css</text:p>
          </table:table-cell>
          <table:table-cell table:style-name="ce42"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6" office:value-type="string" calcext:value-type="string">
            <text:p>Nightwatch.js</text:p>
          </table:table-cell>
          <table:table-cell table:style-name="ce16" office:value-type="string" calcext:value-type="string">
            <text:p>Browser automated testing done easy</text:p>
          </table:table-cell>
          <table:table-cell table:style-name="ce16" office:value-type="string" calcext:value-type="string">
            <text:p>Nightwatch , js , test</text:p>
          </table:table-cell>
          <table:table-cell table:style-name="ce42"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IOBE</text:p>
          </table:table-cell>
          <table:table-cell table:style-name="ce16"/>
          <table:table-cell table:style-name="ce16" office:value-type="string" calcext:value-type="string">
            <text:p>programming langages , rank</text:p>
          </table:table-cell>
          <table:table-cell table:style-name="ce42"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YPL</text:p>
          </table:table-cell>
          <table:table-cell table:style-name="ce16"/>
          <table:table-cell table:style-name="ce16" office:value-type="string" calcext:value-type="string">
            <text:p>programming langages , rank</text:p>
          </table:table-cell>
          <table:table-cell table:style-name="ce42"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to do TDD in Android ?</text:p>
          </table:table-cell>
          <table:table-cell table:style-name="ce16"/>
          <table:table-cell table:style-name="ce16" office:value-type="string" calcext:value-type="string">
            <text:p>TDD , tests</text:p>
          </table:table-cell>
          <table:table-cell table:style-name="ce42"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tter Android software development : MVVM with RxJava</text:p>
          </table:table-cell>
          <table:table-cell table:style-name="ce16"/>
          <table:table-cell table:style-name="ce16" office:value-type="string" calcext:value-type="string">
            <text:p>MVVM , RxJava</text:p>
          </table:table-cell>
          <table:table-cell table:style-name="ce42"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VP vs MVP vs MVVM</text:p>
          </table:table-cell>
          <table:table-cell table:style-name="ce16" table:number-columns-repeated="2"/>
          <table:table-cell table:style-name="ce42"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fference between MVC, MVP and MVVM</text:p>
          </table:table-cell>
          <table:table-cell table:style-name="ce16"/>
          <table:table-cell table:style-name="ce16" office:value-type="string" calcext:value-type="string">
            <text:p>MVC , MVP , MVVM</text:p>
          </table:table-cell>
          <table:table-cell table:style-name="ce42"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Why you should care about copyright</text:p>
          </table:table-cell>
          <table:table-cell table:style-name="ce16"/>
          <table:table-cell table:style-name="ce16" office:value-type="string" calcext:value-type="string">
            <text:p>copyright</text:p>
          </table:table-cell>
          <table:table-cell table:style-name="ce42"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areness API</text:p>
          </table:table-cell>
          <table:table-cell table:style-name="ce16"/>
          <table:table-cell table:style-name="ce16" office:value-type="string" calcext:value-type="string">
            <text:p>awareness API</text:p>
          </table:table-cell>
          <table:table-cell table:style-name="ce42"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evice Specifications</text:p>
          </table:table-cell>
          <table:table-cell table:style-name="ce16"/>
          <table:table-cell table:style-name="ce16" office:value-type="string" calcext:value-type="string">
            <text:p>devices , specs , hardware , comparison</text:p>
          </table:table-cell>
          <table:table-cell table:style-name="ce42"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uo Skin</text:p>
          </table:table-cell>
          <table:table-cell table:style-name="ce16"/>
          <table:table-cell table:style-name="ce16" office:value-type="string" calcext:value-type="string">
            <text:p>tatoo , duo skin , transhumanism</text:p>
          </table:table-cell>
          <table:table-cell table:style-name="ce42"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Flutter</text:p>
          </table:table-cell>
          <table:table-cell table:style-name="ce16"/>
          <table:table-cell table:style-name="ce16" office:value-type="string" calcext:value-type="string">
            <text:p>Android , iOS</text:p>
          </table:table-cell>
          <table:table-cell table:style-name="ce42"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Justinmind</text:p>
          </table:table-cell>
          <table:table-cell table:style-name="ce16"/>
          <table:table-cell table:style-name="ce16" office:value-type="string" calcext:value-type="string">
            <text:p>prototyping</text:p>
          </table:table-cell>
          <table:table-cell table:style-name="ce42"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isplay resolutions</text:p>
          </table:table-cell>
          <table:table-cell table:style-name="ce16"/>
          <table:table-cell table:style-name="ce16" office:value-type="string" calcext:value-type="string">
            <text:p>resolution</text:p>
          </table:table-cell>
          <table:table-cell table:style-name="ce42"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de style</text:p>
          </table:table-cell>
          <table:table-cell table:style-name="ce16"/>
          <table:table-cell table:style-name="ce16" office:value-type="string" calcext:value-type="string">
            <text:p>guidelines</text:p>
          </table:table-cell>
          <table:table-cell table:style-name="ce42"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uffer app guidelines</text:p>
          </table:table-cell>
          <table:table-cell table:style-name="ce16"/>
          <table:table-cell table:style-name="ce16" office:value-type="string" calcext:value-type="string">
            <text:p>guidelines</text:p>
          </table:table-cell>
          <table:table-cell table:style-name="ce42"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acktpub</text:p>
          </table:table-cell>
          <table:table-cell table:style-name="ce16" office:value-type="string" calcext:value-type="string">
            <text:p>Packt publishing</text:p>
          </table:table-cell>
          <table:table-cell table:style-name="ce16" office:value-type="string" calcext:value-type="string">
            <text:p>books , ebooks</text:p>
          </table:table-cell>
          <table:table-cell table:style-name="ce42"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26 Awesome Android Reverse Engineering Tools</text:p>
          </table:table-cell>
          <table:table-cell table:style-name="ce16"/>
          <table:table-cell table:style-name="ce16" office:value-type="string" calcext:value-type="string">
            <text:p>RI , reverse engineering , tools</text:p>
          </table:table-cell>
          <table:table-cell table:style-name="ce42"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are</text:p>
          </table:table-cell>
          <table:table-cell table:style-name="ce16" office:value-type="string" calcext:value-type="string">
            <text:p>Dalvik Retargeting</text:p>
          </table:table-cell>
          <table:table-cell table:style-name="ce16" office:value-type="string" calcext:value-type="string">
            <text:p>RI , reverse engineering , tools</text:p>
          </table:table-cell>
          <table:table-cell table:style-name="ce42"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dexer</text:p>
          </table:table-cell>
          <table:table-cell table:style-name="ce16" office:value-type="string" calcext:value-type="string">
            <text:p>Disassembler tool for DEX files</text:p>
          </table:table-cell>
          <table:table-cell table:style-name="ce16" office:value-type="string" calcext:value-type="string">
            <text:p>RI , reverse engineering , tools</text:p>
          </table:table-cell>
          <table:table-cell table:style-name="ce42"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tent Sniffer</text:p>
          </table:table-cell>
          <table:table-cell table:style-name="ce16"/>
          <table:table-cell table:style-name="ce16" office:value-type="string" calcext:value-type="string">
            <text:p>RI , reverse engineering , tools</text:p>
          </table:table-cell>
          <table:table-cell table:style-name="ce42"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CFR</text:p>
          </table:table-cell>
          <table:table-cell table:style-name="ce16" office:value-type="string" calcext:value-type="string">
            <text:p>Another Java decompiler</text:p>
          </table:table-cell>
          <table:table-cell table:style-name="ce16" office:value-type="string" calcext:value-type="string">
            <text:p>RI , reverse engineering , tools</text:p>
          </table:table-cell>
          <table:table-cell table:style-name="ce42"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JAD</text:p>
          </table:table-cell>
          <table:table-cell table:style-name="ce16" office:value-type="string" calcext:value-type="string">
            <text:p>Java Decompiler</text:p>
          </table:table-cell>
          <table:table-cell table:style-name="ce16" office:value-type="string" calcext:value-type="string">
            <text:p>RI , reverse engineering , tools</text:p>
          </table:table-cell>
          <table:table-cell table:style-name="ce42"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Software development explained with cars</text:p>
          </table:table-cell>
          <table:table-cell table:style-name="ce16" table:number-columns-repeated="2"/>
          <table:table-cell table:style-name="ce42"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earn Kotlin while developing an Android app</text:p>
          </table:table-cell>
          <table:table-cell table:style-name="ce16"/>
          <table:table-cell table:style-name="ce16" office:value-type="string" calcext:value-type="string">
            <text:p>Kotlin , tutorials</text:p>
          </table:table-cell>
          <table:table-cell table:style-name="ce42"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eature discovery</text:p>
          </table:table-cell>
          <table:table-cell table:style-name="ce16"/>
          <table:table-cell table:style-name="ce16" office:value-type="string" calcext:value-type="string">
            <text:p>tap targets , prompts , step actions</text:p>
          </table:table-cell>
          <table:table-cell table:style-name="ce42"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Pathmorphing with AnimatedVectorDrawables in Android</text:p>
          </table:table-cell>
          <table:table-cell table:style-name="ce16"/>
          <table:table-cell table:style-name="ce16" office:value-type="string" calcext:value-type="string">
            <text:p>drawables , pathmorphing , animations</text:p>
          </table:table-cell>
          <table:table-cell table:style-name="ce42"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rogressive Web Apps</text:p>
          </table:table-cell>
          <table:table-cell table:style-name="ce16"/>
          <table:table-cell table:style-name="ce16" office:value-type="string" calcext:value-type="string">
            <text:p>progressive web app , pwa</text:p>
          </table:table-cell>
          <table:table-cell table:style-name="ce42"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crans AMOLED vs IPS : qui offre la meilleure qualité d'afichage ?</text:p>
          </table:table-cell>
          <table:table-cell table:style-name="ce16"/>
          <table:table-cell table:style-name="ce16" office:value-type="string" calcext:value-type="string">
            <text:p>AMOLED , IPS</text:p>
          </table:table-cell>
          <table:table-cell table:style-name="ce42"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Toutes les différences entre un écran LCD, TFT, IPS, AMOLED et Retina</text:p>
          </table:table-cell>
          <table:table-cell table:style-name="ce16"/>
          <table:table-cell table:style-name="ce16" office:value-type="string" calcext:value-type="string">
            <text:p>LCD , TFT , IPS , AMOLED , Retina</text:p>
          </table:table-cell>
          <table:table-cell table:style-name="ce42"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gressive Web Apps rocks</text:p>
          </table:table-cell>
          <table:table-cell table:style-name="ce14"/>
          <table:table-cell table:style-name="ce14" office:value-type="string" calcext:value-type="string">
            <text:p>progressive web apps , pwa</text:p>
          </table:table-cell>
          <table:table-cell table:style-name="ce42"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es éditeurs d'antivirus Android, leurs mensonges et leurs secrets</text:p>
          </table:table-cell>
          <table:table-cell table:style-name="ce14" office:value-type="string" calcext:value-type="string">
            <text:p>Article with references to tools or companies about security</text:p>
          </table:table-cell>
          <table:table-cell table:style-name="ce14" office:value-type="string" calcext:value-type="string">
            <text:p>security</text:p>
          </table:table-cell>
          <table:table-cell table:style-name="ce42"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Lessons from converting an app to 100% Kotlin</text:p>
          </table:table-cell>
          <table:table-cell table:style-name="ce14"/>
          <table:table-cell table:style-name="ce14" office:value-type="string" calcext:value-type="string">
            <text:p>Kotlin , app convert</text:p>
          </table:table-cell>
          <table:table-cell table:style-name="ce42"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Escaping The Sandbox By Not Breaking It</text:p>
          </table:table-cell>
          <table:table-cell table:style-name="ce14"/>
          <table:table-cell table:style-name="ce14" office:value-type="string" calcext:value-type="string">
            <text:p>Android , iOS , sandbox</text:p>
          </table:table-cell>
          <table:table-cell table:style-name="ce42"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Learn Git with Bitbucket Cloud</text:p>
          </table:table-cell>
          <table:table-cell table:style-name="ce14"/>
          <table:table-cell table:style-name="ce14" office:value-type="string" calcext:value-type="string">
            <text:p>Git , tutorial</text:p>
          </table:table-cell>
          <table:table-cell table:style-name="ce42"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Qualcomm Processors Comparison</text:p>
          </table:table-cell>
          <table:table-cell table:style-name="ce14"/>
          <table:table-cell table:style-name="ce16" office:value-type="string" calcext:value-type="string">
            <text:p>devices , specs , hardware , comparison , snapdragon</text:p>
          </table:table-cell>
          <table:table-cell table:style-name="ce42"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Foundry</text:p>
          </table:table-cell>
          <table:table-cell table:style-name="ce14"/>
          <table:table-cell table:style-name="ce16" office:value-type="string" calcext:value-type="string">
            <text:p>Android , goodies , geek</text:p>
          </table:table-cell>
          <table:table-cell table:style-name="ce42"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ype pulse</text:p>
          </table:table-cell>
          <table:table-cell table:style-name="ce14"/>
          <table:table-cell table:style-name="ce16" office:value-type="string" calcext:value-type="string">
            <text:p>Android , goodies , geek</text:p>
          </table:table-cell>
          <table:table-cell table:style-name="ce42"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PC Mark</text:p>
          </table:table-cell>
          <table:table-cell table:style-name="ce14" office:value-type="string" calcext:value-type="string">
            <text:p>Complete performance testing</text:p>
          </table:table-cell>
          <table:table-cell table:style-name="ce14" office:value-type="string" calcext:value-type="string">
            <text:p>devices , tests , hardware</text:p>
          </table:table-cell>
          <table:table-cell table:style-name="ce42"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GameBench</text:p>
          </table:table-cell>
          <table:table-cell table:style-name="ce14" office:value-type="string" calcext:value-type="string">
            <text:p>A suite of performance analysis tools for Android and iOS devices</text:p>
          </table:table-cell>
          <table:table-cell table:style-name="ce14" office:value-type="string" calcext:value-type="string">
            <text:p>devices , tests , hardware</text:p>
          </table:table-cell>
          <table:table-cell table:style-name="ce42"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otlin : The Good, The Bad, The Ugly</text:p>
          </table:table-cell>
          <table:table-cell table:style-name="ce14"/>
          <table:table-cell table:style-name="ce14" office:value-type="string" calcext:value-type="string">
            <text:p>Kotlin , how to</text:p>
          </table:table-cell>
          <table:table-cell table:style-name="ce42"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And then my phone became smarter – A journey into the Awareness API</text:p>
          </table:table-cell>
          <table:table-cell table:style-name="ce14"/>
          <table:table-cell table:style-name="ce14" office:value-type="string" calcext:value-type="string">
            <text:p>API Awareness</text:p>
          </table:table-cell>
          <table:table-cell table:style-name="ce42"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reamstime</text:p>
          </table:table-cell>
          <table:table-cell table:style-name="ce14"/>
          <table:table-cell table:style-name="ce14" office:value-type="string" calcext:value-type="string">
            <text:p>pictures , photos, free</text:p>
          </table:table-cell>
          <table:table-cell table:style-name="ce42"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versions comparisons</text:p>
          </table:table-cell>
          <table:table-cell table:style-name="ce14"/>
          <table:table-cell table:style-name="ce14" office:value-type="string" calcext:value-type="string">
            <text:p>Android , versions , Apple Pie , Banana Bread , Cupcake , Donut , Eclair, Froyo , Gingerbread , Honeycomb , Ice Cream Sandwich , Jelly Bean , Kit Kat , Lollipop , Marshmallow , Nougat</text:p>
          </table:table-cell>
          <table:table-cell table:style-name="ce42"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top ignoring Android Lint, use it</text:p>
          </table:table-cell>
          <table:table-cell table:style-name="ce14"/>
          <table:table-cell table:style-name="ce14" office:value-type="string" calcext:value-type="string">
            <text:p>Lint</text:p>
          </table:table-cell>
          <table:table-cell table:style-name="ce42"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evknox</text:p>
          </table:table-cell>
          <table:table-cell table:style-name="ce14" office:value-type="string" calcext:value-type="string">
            <text:p>Androdi Studio plugin that helps developers to detect and resolve security issues</text:p>
          </table:table-cell>
          <table:table-cell table:style-name="ce14" office:value-type="string" calcext:value-type="string">
            <text:p>security , app</text:p>
          </table:table-cell>
          <table:table-cell table:style-name="ce42"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List of programming langages by type</text:p>
          </table:table-cell>
          <table:table-cell table:style-name="ce14"/>
          <table:table-cell table:style-name="ce14" office:value-type="string" calcext:value-type="string">
            <text:p>langages , types , paradigms</text:p>
          </table:table-cell>
          <table:table-cell table:style-name="ce42"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gramming paradigm</text:p>
          </table:table-cell>
          <table:table-cell table:style-name="ce14"/>
          <table:table-cell table:style-name="ce14" office:value-type="string" calcext:value-type="string">
            <text:p>langages , types , paradigms</text:p>
          </table:table-cell>
          <table:table-cell table:style-name="ce42"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Reducing Mobile Data Usage in your Apps</text:p>
          </table:table-cell>
          <table:table-cell table:style-name="ce14"/>
          <table:table-cell table:style-name="ce14" office:value-type="string" calcext:value-type="string">
            <text:p>mobile data</text:p>
          </table:table-cell>
          <table:table-cell table:style-name="ce42"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otlin reference</text:p>
          </table:table-cell>
          <table:table-cell table:style-name="ce14"/>
          <table:table-cell table:style-name="ce14" office:value-type="string" calcext:value-type="string">
            <text:p>Kotlin , lessons , basics</text:p>
          </table:table-cell>
          <table:table-cell table:style-name="ce42"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Tips and Tricks</text:p>
          </table:table-cell>
          <table:table-cell table:style-name="ce14"/>
          <table:table-cell table:style-name="ce14" office:value-type="string" calcext:value-type="string">
            <text:p>tips , IDE , code , dev , cheats</text:p>
          </table:table-cell>
          <table:table-cell table:style-name="ce42"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nderScript</text:p>
          </table:table-cell>
          <table:table-cell table:style-name="ce14" office:value-type="string" calcext:value-type="string">
            <text:p>RenderScript is a framework for running computationally intensive tasks at high performance on Android. </text:p>
          </table:table-cell>
          <table:table-cell table:style-name="ce14" office:value-type="string" calcext:value-type="string">
            <text:p>intensive tasks , performances , data-parallel computation</text:p>
          </table:table-cell>
          <table:table-cell table:style-name="ce42" office:value-type="string" calcext:value-type="string">
            <text:p>https://developer.android.com/guide/topics/renderscript/compute.html</text:p>
          </table:table-cell>
          <table:table-cell table:number-columns-repeated="251"/>
        </table:table-row>
        <table:table-row table:style-name="ro4">
          <table:table-cell table:style-name="ce34" office:value-type="string" calcext:value-type="string">
            <text:p>Swift</text:p>
          </table:table-cell>
          <table:table-cell table:style-name="ce14" office:value-type="string" calcext:value-type="string">
            <text:p>NDK</text:p>
          </table:table-cell>
          <table:table-cell table:style-name="ce14" office:value-type="string" calcext:value-type="string">
            <text:p>The Android NDK is a toolset that lets you implement parts of your app using native-code languages such as C and C++.</text:p>
          </table:table-cell>
          <table:table-cell table:style-name="ce14" office:value-type="string" calcext:value-type="string">
            <text:p>NDK</text:p>
          </table:table-cell>
          <table:table-cell table:style-name="ce42"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Advanced ObjC &lt;-&gt; Swift Interoperability</text:p>
          </table:table-cell>
          <table:table-cell table:style-name="ce14"/>
          <table:table-cell table:style-name="ce14" office:value-type="string" calcext:value-type="string">
            <text:p>ObC , Swift , interoperability</text:p>
          </table:table-cell>
          <table:table-cell table:style-name="ce42"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K for Kotlin</text:p>
          </table:table-cell>
          <table:table-cell table:style-name="ce14"/>
          <table:table-cell table:style-name="ce14" office:value-type="string" calcext:value-type="string">
            <text:p>Kotlin</text:p>
          </table:table-cell>
          <table:table-cell table:style-name="ce42"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4" office:value-type="string" calcext:value-type="string">
            <text:p>Kotlin awesome tricks for Android</text:p>
          </table:table-cell>
          <table:table-cell table:style-name="ce14"/>
          <table:table-cell table:style-name="ce14" office:value-type="string" calcext:value-type="string">
            <text:p>Kotlin , tricks</text:p>
          </table:table-cell>
          <table:table-cell table:style-name="ce42"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4" office:value-type="string" calcext:value-type="string">
            <text:p>Physical Web URL validatator</text:p>
          </table:table-cell>
          <table:table-cell table:style-name="ce14"/>
          <table:table-cell table:style-name="ce14" office:value-type="string" calcext:value-type="string">
            <text:p>physical web , URL</text:p>
          </table:table-cell>
          <table:table-cell table:style-name="ce42"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Getters and setters are evil</text:p>
          </table:table-cell>
          <table:table-cell table:style-name="ce14"/>
          <table:table-cell table:style-name="ce14" office:value-type="string" calcext:value-type="string">
            <text:p>getter , setter , spaghetti , POO , OO</text:p>
          </table:table-cell>
          <table:table-cell table:style-name="ce42"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35" office:value-type="string" calcext:value-type="string">
            <text:p>Go</text:p>
          </table:table-cell>
          <table:table-cell table:style-name="ce14" office:value-type="string" calcext:value-type="string">
            <text:p>Anemic Domain Model</text:p>
          </table:table-cell>
          <table:table-cell table:style-name="ce14"/>
          <table:table-cell table:style-name="ce14" office:value-type="string" calcext:value-type="string">
            <text:p>OO , pattern , conception , layers</text:p>
          </table:table-cell>
          <table:table-cell table:style-name="ce42" office:value-type="string" calcext:value-type="string">
            <text:p>http://www.martinfowler.com/bliki/AnemicDomainModel.html</text:p>
          </table:table-cell>
          <table:table-cell table:number-columns-repeated="251"/>
        </table:table-row>
        <table:table-row table:style-name="ro4">
          <table:table-cell table:style-name="ce35" office:value-type="string" calcext:value-type="string">
            <text:p>Go</text:p>
          </table:table-cell>
          <table:table-cell table:style-name="ce14" office:value-type="string" calcext:value-type="string">
            <text:p>The Go Blog</text:p>
          </table:table-cell>
          <table:table-cell table:style-name="ce14"/>
          <table:table-cell table:style-name="ce14" office:value-type="string" calcext:value-type="string">
            <text:p>Go</text:p>
          </table:table-cell>
          <table:table-cell table:style-name="ce42" office:value-type="string" calcext:value-type="string">
            <text:p>https://blog.golang.org/</text:p>
          </table:table-cell>
          <table:table-cell table:number-columns-repeated="251"/>
        </table:table-row>
        <table:table-row table:style-name="ro4">
          <table:table-cell table:style-name="ce35" office:value-type="string" calcext:value-type="string">
            <text:p>Go</text:p>
          </table:table-cell>
          <table:table-cell table:style-name="ce14" office:value-type="string" calcext:value-type="string">
            <text:p>iOS and Android Programming with Go</text:p>
          </table:table-cell>
          <table:table-cell table:style-name="ce14"/>
          <table:table-cell table:style-name="ce14" office:value-type="string" calcext:value-type="string">
            <text:p>Go , Android , iOS</text:p>
          </table:table-cell>
          <table:table-cell table:style-name="ce42"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Github Wiki Go</text:p>
          </table:table-cell>
          <table:table-cell table:style-name="ce14"/>
          <table:table-cell table:style-name="ce14" office:value-type="string" calcext:value-type="string">
            <text:p>Go</text:p>
          </table:table-cell>
          <table:table-cell table:style-name="ce42" office:value-type="string" calcext:value-type="string">
            <text:p>https://github.com/golang/go/wiki/Mobile</text:p>
          </table:table-cell>
          <table:table-cell table:number-columns-repeated="251"/>
        </table:table-row>
        <table:table-row table:style-name="ro4">
          <table:table-cell table:style-name="ce36" office:value-type="string" calcext:value-type="string">
            <text:p>Scala</text:p>
          </table:table-cell>
          <table:table-cell table:style-name="ce14" office:value-type="string" calcext:value-type="string">
            <text:p>Android Heap Allocation zero-to-one</text:p>
          </table:table-cell>
          <table:table-cell table:style-name="ce14"/>
          <table:table-cell table:style-name="ce14" office:value-type="string" calcext:value-type="string">
            <text:p>Android , heap , allocation , memory</text:p>
          </table:table-cell>
          <table:table-cell table:style-name="ce42" office:value-type="string" calcext:value-type="string">
            <text:p>https://medium.com/@huynhquangthao/android-heap-allocation-zero-to-one-a986b61f66b6#.hatke64i7</text:p>
          </table:table-cell>
          <table:table-cell table:number-columns-repeated="251"/>
        </table:table-row>
        <table:table-row table:style-name="ro4">
          <table:table-cell table:style-name="ce36" office:value-type="string" calcext:value-type="string">
            <text:p>Scala</text:p>
          </table:table-cell>
          <table:table-cell table:style-name="ce14" office:value-type="string" calcext:value-type="string">
            <text:p>Scala</text:p>
          </table:table-cell>
          <table:table-cell table:style-name="ce14"/>
          <table:table-cell table:style-name="ce14" office:value-type="string" calcext:value-type="string">
            <text:p>Scala</text:p>
          </table:table-cell>
          <table:table-cell table:style-name="ce42"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Scala on Android</text:p>
          </table:table-cell>
          <table:table-cell table:style-name="ce14"/>
          <table:table-cell table:style-name="ce14" office:value-type="string" calcext:value-type="string">
            <text:p>Scala , Android</text:p>
          </table:table-cell>
          <table:table-cell table:style-name="ce42" office:value-type="string" calcext:value-type="string">
            <text:p>http://macroid.github.io/ScalaOnAndroid.html</text:p>
          </table:table-cell>
          <table:table-cell table:number-columns-repeated="251"/>
        </table:table-row>
        <table:table-row table:style-name="ro4">
          <table:table-cell table:style-name="ce37" office:value-type="string" calcext:value-type="string">
            <text:p>Groovy</text:p>
          </table:table-cell>
          <table:table-cell table:style-name="ce14" office:value-type="string" calcext:value-type="string">
            <text:p>Lorem pixel</text:p>
          </table:table-cell>
          <table:table-cell table:style-name="ce14" office:value-type="string" calcext:value-type="string">
            <text:p>Placeholder images</text:p>
          </table:table-cell>
          <table:table-cell table:style-name="ce14" office:value-type="string" calcext:value-type="string">
            <text:p>images , lorem ipsum</text:p>
          </table:table-cell>
          <table:table-cell table:style-name="ce42" office:value-type="string" calcext:value-type="string">
            <text:p>http://lorempixel.com/</text:p>
          </table:table-cell>
          <table:table-cell table:number-columns-repeated="251"/>
        </table:table-row>
        <table:table-row table:style-name="ro4">
          <table:table-cell table:style-name="ce37" office:value-type="string" calcext:value-type="string">
            <text:p>Groovy</text:p>
          </table:table-cell>
          <table:table-cell table:style-name="ce14" office:value-type="string" calcext:value-type="string">
            <text:p>Groovy</text:p>
          </table:table-cell>
          <table:table-cell table:style-name="ce14"/>
          <table:table-cell table:style-name="ce14" office:value-type="string" calcext:value-type="string">
            <text:p>Groovy</text:p>
          </table:table-cell>
          <table:table-cell table:style-name="ce42" office:value-type="string" calcext:value-type="string">
            <text:p>http://www.groovy-lang.org/</text:p>
          </table:table-cell>
          <table:table-cell table:number-columns-repeated="251"/>
        </table:table-row>
        <table:table-row table:style-name="ro4">
          <table:table-cell table:style-name="ce37" office:value-type="string" calcext:value-type="string">
            <text:p>Groovy</text:p>
          </table:table-cell>
          <table:table-cell table:style-name="ce14" office:value-type="string" calcext:value-type="string">
            <text:p>Android on Groovy</text:p>
          </table:table-cell>
          <table:table-cell table:style-name="ce14"/>
          <table:table-cell table:style-name="ce14" office:value-type="string" calcext:value-type="string">
            <text:p>Groovy , Android</text:p>
          </table:table-cell>
          <table:table-cell table:style-name="ce42"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velopping Android applications with Groovy ?</text:p>
          </table:table-cell>
          <table:table-cell table:style-name="ce14"/>
          <table:table-cell table:style-name="ce14" office:value-type="string" calcext:value-type="string">
            <text:p>Groovy , Android</text:p>
          </table:table-cell>
          <table:table-cell table:style-name="ce42"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erethings about dark themes and battery savings</text:p>
          </table:table-cell>
          <table:table-cell table:style-name="ce14"/>
          <table:table-cell table:style-name="ce14" office:value-type="string" calcext:value-type="string">
            <text:p>AMOLED , battery , screen , wallpapers , themes</text:p>
          </table:table-cell>
          <table:table-cell table:style-name="ce42"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ject blocks</text:p>
          </table:table-cell>
          <table:table-cell table:style-name="ce14"/>
          <table:table-cell table:style-name="ce14" office:value-type="string" calcext:value-type="string">
            <text:p>Google , blocks</text:p>
          </table:table-cell>
          <table:table-cell table:style-name="ce42"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UI Updates in a Multi-Windows World</text:p>
          </table:table-cell>
          <table:table-cell table:style-name="ce14"/>
          <table:table-cell table:style-name="ce14" office:value-type="string" calcext:value-type="string">
            <text:p>UI , multi windows</text:p>
          </table:table-cell>
          <table:table-cell table:style-name="ce42"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ontawesome</text:p>
          </table:table-cell>
          <table:table-cell table:style-name="ce14"/>
          <table:table-cell table:style-name="ce14" office:value-type="string" calcext:value-type="string">
            <text:p>fonts</text:p>
          </table:table-cell>
          <table:table-cell table:style-name="ce42"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Eight ways your Android app can stop leaking memory</text:p>
          </table:table-cell>
          <table:table-cell table:style-name="ce14"/>
          <table:table-cell table:style-name="ce14" office:value-type="string" calcext:value-type="string">
            <text:p>memory , leaks</text:p>
          </table:table-cell>
          <table:table-cell table:style-name="ce42"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Eight ways your Android app can leak memory</text:p>
          </table:table-cell>
          <table:table-cell table:style-name="ce14"/>
          <table:table-cell table:style-name="ce14" office:value-type="string" calcext:value-type="string">
            <text:p>memory , leaks</text:p>
          </table:table-cell>
          <table:table-cell table:style-name="ce32"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h shit, git !</text:p>
          </table:table-cell>
          <table:table-cell table:style-name="ce14" office:value-type="string" calcext:value-type="string">
            <text:p>Tips to know to use git and fix some errors</text:p>
          </table:table-cell>
          <table:table-cell table:style-name="ce14" office:value-type="string" calcext:value-type="string">
            <text:p>Git , tips</text:p>
          </table:table-cell>
          <table:table-cell table:style-name="ce32"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ort SortedList by different criterua</text:p>
          </table:table-cell>
          <table:table-cell table:style-name="ce14"/>
          <table:table-cell table:style-name="ce14" office:value-type="string" calcext:value-type="string">
            <text:p>list , sorted lists</text:p>
          </table:table-cell>
          <table:table-cell table:style-name="ce32"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irebase Analytics VS Google Analytics</text:p>
          </table:table-cell>
          <table:table-cell table:style-name="ce14"/>
          <table:table-cell table:style-name="ce14" office:value-type="string" calcext:value-type="string">
            <text:p>Firebase , analytics , stats , reports</text:p>
          </table:table-cell>
          <table:table-cell table:style-name="ce32"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irebase Crash reporting vs Crashlytics</text:p>
          </table:table-cell>
          <table:table-cell table:style-name="ce14"/>
          <table:table-cell table:style-name="ce14" office:value-type="string" calcext:value-type="string">
            <text:p>Firebase , Crashlytics , crash , reports</text:p>
          </table:table-cell>
          <table:table-cell table:style-name="ce32"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mplementing a modal selection helper for RecyclerView</text:p>
          </table:table-cell>
          <table:table-cell table:style-name="ce14"/>
          <table:table-cell table:style-name="ce14" office:value-type="string" calcext:value-type="string">
            <text:p>Recycler view , helper</text:p>
          </table:table-cell>
          <table:table-cell table:style-name="ce32"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uild and Run Android from AOSP Source Code to a Nexus 7</text:p>
          </table:table-cell>
          <table:table-cell table:style-name="ce14"/>
          <table:table-cell table:style-name="ce14" office:value-type="string" calcext:value-type="string">
            <text:p>AOSP , build</text:p>
          </table:table-cell>
          <table:table-cell table:style-name="ce32"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4" office:value-type="string" calcext:value-type="string">
            <text:p>Processes and Threads , Activitys, Threads and Memory leaks</text:p>
          </table:table-cell>
          <table:table-cell table:style-name="ce14"/>
          <table:table-cell table:style-name="ce14" office:value-type="string" calcext:value-type="string">
            <text:p>activity , threads , process , task , memory , leak</text:p>
          </table:table-cell>
          <table:table-cell table:style-name="ce32"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reesound</text:p>
          </table:table-cell>
          <table:table-cell table:style-name="ce14"/>
          <table:table-cell table:style-name="ce14" office:value-type="string" calcext:value-type="string">
            <text:p>sound</text:p>
          </table:table-cell>
          <table:table-cell table:style-name="ce32"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Update Dependencies. Code. Repeat.</text:p>
          </table:table-cell>
          <table:table-cell table:style-name="ce14"/>
          <table:table-cell table:style-name="ce14" office:value-type="string" calcext:value-type="string">
            <text:p>Gradle</text:p>
          </table:table-cell>
          <table:table-cell table:style-name="ce32"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rushing C.O.D.E</text:p>
          </table:table-cell>
          <table:table-cell table:style-name="ce14"/>
          <table:table-cell table:style-name="ce14" office:value-type="string" calcext:value-type="string">
            <text:p>dev</text:p>
          </table:table-cell>
          <table:table-cell table:style-name="ce32"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upport Library for Transitions. Overview and comparison with Transitions-Everywhere</text:p>
          </table:table-cell>
          <table:table-cell table:style-name="ce14"/>
          <table:table-cell table:style-name="ce14" office:value-type="string" calcext:value-type="string">
            <text:p>support library , transitions</text:p>
          </table:table-cell>
          <table:table-cell table:style-name="ce32"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ViewPager cards inspired by Duolingo</text:p>
          </table:table-cell>
          <table:table-cell table:style-name="ce14"/>
          <table:table-cell table:style-name="ce14" office:value-type="string" calcext:value-type="string">
            <text:p>viewpager , cards , animations</text:p>
          </table:table-cell>
          <table:table-cell table:style-name="ce32"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Exploring Android</text:p>
          </table:table-cell>
          <table:table-cell table:style-name="ce14" office:value-type="string" calcext:value-type="string">
            <text:p>Deep dives and how to's for the latest Android platform features</text:p>
          </table:table-cell>
          <table:table-cell table:style-name="ce14" office:value-type="string" calcext:value-type="string">
            <text:p>Android , howto</text:p>
          </table:table-cell>
          <table:table-cell table:style-name="ce32"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asons Not tTo Use Firebase</text:p>
          </table:table-cell>
          <table:table-cell table:style-name="ce14"/>
          <table:table-cell table:style-name="ce14" office:value-type="string" calcext:value-type="string">
            <text:p>Firebase , real-tim</text:p>
          </table:table-cell>
          <table:table-cell table:style-name="ce32"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s yout custom view interactive aware ?</text:p>
          </table:table-cell>
          <table:table-cell table:style-name="ce14"/>
          <table:table-cell table:style-name="ce14" office:value-type="string" calcext:value-type="string">
            <text:p>custom view , interaction , screen</text:p>
          </table:table-cell>
          <table:table-cell table:style-name="ce32"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alm – It's all about the choices we make</text:p>
          </table:table-cell>
          <table:table-cell table:style-name="ce14"/>
          <table:table-cell table:style-name="ce14" office:value-type="string" calcext:value-type="string">
            <text:p>Realm , database , data storage</text:p>
          </table:table-cell>
          <table:table-cell table:style-name="ce32"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hirtyInch – a new MVP library for Android</text:p>
          </table:table-cell>
          <table:table-cell table:style-name="ce14"/>
          <table:table-cell table:style-name="ce14" office:value-type="string" calcext:value-type="string">
            <text:p>ThirtyInch , MVP</text:p>
          </table:table-cell>
          <table:table-cell table:style-name="ce32"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ips and Tricks for Building High-Performance Android Apps using Native Code</text:p>
          </table:table-cell>
          <table:table-cell table:style-name="ce14"/>
          <table:table-cell table:style-name="ce14" office:value-type="string" calcext:value-type="string">
            <text:p>native code , performances , JNI , C++ , C</text:p>
          </table:table-cell>
          <table:table-cell table:style-name="ce32"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Services – Tutorial</text:p>
          </table:table-cell>
          <table:table-cell table:style-name="ce14"/>
          <table:table-cell table:style-name="ce14" office:value-type="string" calcext:value-type="string">
            <text:p>process , threads , services , <text:s/>tutorial</text:p>
          </table:table-cell>
          <table:table-cell table:style-name="ce32"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notation Processing in Android Studio</text:p>
          </table:table-cell>
          <table:table-cell table:style-name="ce14"/>
          <table:table-cell table:style-name="ce14" office:value-type="string" calcext:value-type="string">
            <text:p>annotation , Android Studio</text:p>
          </table:table-cell>
          <table:table-cell table:style-name="ce32"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ustom Android Builds: Tools and Techniques for Manual and Automated Tests</text:p>
          </table:table-cell>
          <table:table-cell table:style-name="ce14"/>
          <table:table-cell table:style-name="ce14" office:value-type="string" calcext:value-type="string">
            <text:p>manual tests , automated tests , hardware tests , softwares tests ; AnTuTu , Z6Device , Sensor Box , Geekbench3 , </text:p>
          </table:table-cell>
          <table:table-cell table:style-name="ce32"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ound Services</text:p>
          </table:table-cell>
          <table:table-cell table:style-name="ce14"/>
          <table:table-cell table:style-name="ce14" office:value-type="string" calcext:value-type="string">
            <text:p>process , threads , Messenger , Ibinder , bound services , IPC</text:p>
          </table:table-cell>
          <table:table-cell table:style-name="ce32"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 journey on the Android Main Thread – PSVM</text:p>
          </table:table-cell>
          <table:table-cell table:style-name="ce14"/>
          <table:table-cell table:style-name="ce14" office:value-type="string" calcext:value-type="string">
            <text:p>process , threads , Looper , Handler , Message</text:p>
          </table:table-cell>
          <table:table-cell table:style-name="ce32"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Going multiprocess on Android</text:p>
          </table:table-cell>
          <table:table-cell table:style-name="ce14"/>
          <table:table-cell table:style-name="ce14" office:value-type="string" calcext:value-type="string">
            <text:p>process , threads , memory</text:p>
          </table:table-cell>
          <table:table-cell table:style-name="ce32"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8 ways to do asynchronous processing in Android</text:p>
          </table:table-cell>
          <table:table-cell table:style-name="ce14"/>
          <table:table-cell table:style-name="ce14" office:value-type="string" calcext:value-type="string">
            <text:p>process , Threads , AsyncTasks , Jobs , Scheduler , Handlers</text:p>
          </table:table-cell>
          <table:table-cell table:style-name="ce32"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ext:s/>An Overview Of Android Application Sandbox Mechanism </text:p>
          </table:table-cell>
          <table:table-cell table:style-name="ce14"/>
          <table:table-cell table:style-name="ce14" office:value-type="string" calcext:value-type="string">
            <text:p>sandbox</text:p>
          </table:table-cell>
          <table:table-cell table:style-name="ce32"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Avoid bugs with Android's Lint</text:p>
          </table:table-cell>
          <table:table-cell table:style-name="ce14"/>
          <table:table-cell table:style-name="ce14" office:value-type="string" calcext:value-type="string">
            <text:p>Lint</text:p>
          </table:table-cell>
          <table:table-cell table:style-name="ce32"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googlisons / Degooglify</text:p>
          </table:table-cell>
          <table:table-cell table:style-name="ce14"/>
          <table:table-cell table:style-name="ce14" office:value-type="string" calcext:value-type="string">
            <text:p>privacy</text:p>
          </table:table-cell>
          <table:table-cell table:style-name="ce32"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iggin into Android System Services</text:p>
          </table:table-cell>
          <table:table-cell table:style-name="ce14"/>
          <table:table-cell table:style-name="ce14" office:value-type="string" calcext:value-type="string">
            <text:p>services</text:p>
          </table:table-cell>
          <table:table-cell table:style-name="ce32"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bject Oriented Programming vs. Functional Programming</text:p>
          </table:table-cell>
          <table:table-cell table:style-name="ce14"/>
          <table:table-cell table:style-name="ce14" office:value-type="string" calcext:value-type="string">
            <text:p>OOP , FP</text:p>
          </table:table-cell>
          <table:table-cell table:style-name="ce32"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earning Android Gestures</text:p>
          </table:table-cell>
          <table:table-cell table:style-name="ce14"/>
          <table:table-cell table:style-name="ce14" office:value-type="string" calcext:value-type="string">
            <text:p>gestures</text:p>
          </table:table-cell>
          <table:table-cell table:style-name="ce32"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reate a Matrix Effect on Android</text:p>
          </table:table-cell>
          <table:table-cell table:style-name="ce14"/>
          <table:table-cell table:style-name="ce14" office:value-type="string" calcext:value-type="string">
            <text:p>Matrix , effect , animations</text:p>
          </table:table-cell>
          <table:table-cell table:style-name="ce32"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ngredients for a foolproof CI for Android projects</text:p>
          </table:table-cell>
          <table:table-cell table:style-name="ce14"/>
          <table:table-cell table:style-name="ce14" office:value-type="string" calcext:value-type="string">
            <text:p>DevOps , CI , tools</text:p>
          </table:table-cell>
          <table:table-cell table:style-name="ce32"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int</text:p>
          </table:table-cell>
          <table:table-cell table:style-name="ce14" office:value-type="string" calcext:value-type="string">
            <text:p>Avoid bugs with Android’s Lint</text:p>
          </table:table-cell>
          <table:table-cell table:style-name="ce14" office:value-type="string" calcext:value-type="string">
            <text:p>DevOps , CI , tools , Lint , code , optimization</text:p>
          </table:table-cell>
          <table:table-cell table:style-name="ce32"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About TDD and BDD</text:p>
          </table:table-cell>
          <table:table-cell table:style-name="ce14" office:value-type="string" calcext:value-type="string">
            <text:p>Test-Driven-Development and Behaviour-Driven-Development</text:p>
          </table:table-cell>
          <table:table-cell table:style-name="ce14" office:value-type="string" calcext:value-type="string">
            <text:p>TDD , BDD , tests</text:p>
          </table:table-cell>
          <table:table-cell table:style-name="ce32"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Immersion dans la tête d'un développeur</text:p>
          </table:table-cell>
          <table:table-cell table:style-name="ce14"/>
          <table:table-cell table:style-name="ce14" office:value-type="string" calcext:value-type="string">
            <text:p>article , dev</text:p>
          </table:table-cell>
          <table:table-cell table:style-name="ce32"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éveloppeurs, apprendre est notre métier</text:p>
          </table:table-cell>
          <table:table-cell table:style-name="ce14"/>
          <table:table-cell table:style-name="ce14" office:value-type="string" calcext:value-type="string">
            <text:p>article , dev</text:p>
          </table:table-cell>
          <table:table-cell table:style-name="ce32"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leak pattern: subscriptions in views</text:p>
          </table:table-cell>
          <table:table-cell table:style-name="ce14"/>
          <table:table-cell table:style-name="ce14" office:value-type="string" calcext:value-type="string">
            <text:p>memory , leaks</text:p>
          </table:table-cell>
          <table:table-cell table:style-name="ce32"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signing the schema of Realm effectively, and other Realm tips</text:p>
          </table:table-cell>
          <table:table-cell table:style-name="ce14"/>
          <table:table-cell table:style-name="ce14" office:value-type="string" calcext:value-type="string">
            <text:p>Realm , database , data storage</text:p>
          </table:table-cell>
          <table:table-cell table:style-name="ce32"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4" office:value-type="string" calcext:value-type="string">
            <text:p/>
            <text:p>A la découverte de Direct Boot : une des fonctionnalités d'Android 7.0 (Nougat) !</text:p>
          </table:table-cell>
          <table:table-cell table:style-name="ce14"/>
          <table:table-cell table:style-name="ce14" office:value-type="string" calcext:value-type="string">
            <text:p>Direct Boot , boot</text:p>
          </table:table-cell>
          <table:table-cell table:style-name="ce32"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A Crash Course in UX Design Research</text:p>
          </table:table-cell>
          <table:table-cell table:style-name="ce14"/>
          <table:table-cell table:style-name="ce14" office:value-type="string" calcext:value-type="string">
            <text:p>UX , design</text:p>
          </table:table-cell>
          <table:table-cell table:style-name="ce32"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ow to run a team of people who never see each other</text:p>
          </table:table-cell>
          <table:table-cell table:style-name="ce14"/>
          <table:table-cell table:style-name="ce14" office:value-type="string" calcext:value-type="string">
            <text:p>team</text:p>
          </table:table-cell>
          <table:table-cell table:style-name="ce32"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esigning settings</text:p>
          </table:table-cell>
          <table:table-cell table:style-name="ce14"/>
          <table:table-cell table:style-name="ce14" office:value-type="string" calcext:value-type="string">
            <text:p>design , settings , preferences , UI , UX</text:p>
          </table:table-cell>
          <table:table-cell table:style-name="ce32"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text:s/>How to perfect your UX with persona scenarios </text:p>
          </table:table-cell>
          <table:table-cell table:style-name="ce14"/>
          <table:table-cell table:style-name="ce14" office:value-type="string" calcext:value-type="string">
            <text:p>UX , design</text:p>
          </table:table-cell>
          <table:table-cell table:style-name="ce32"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ark Side of UI. Benefits of Dark Background</text:p>
          </table:table-cell>
          <table:table-cell table:style-name="ce14" table:number-columns-repeated="2"/>
          <table:table-cell table:style-name="ce32"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Norse</text:p>
          </table:table-cell>
          <table:table-cell table:style-name="ce14"/>
          <table:table-cell table:style-name="ce14" office:value-type="string" calcext:value-type="string">
            <text:p>security , Internet , networks , attacks , lulz</text:p>
          </table:table-cell>
          <table:table-cell table:style-name="ce32"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We Are Data</text:p>
          </table:table-cell>
          <table:table-cell table:style-name="ce14"/>
          <table:table-cell table:style-name="ce14" office:value-type="string" calcext:value-type="string">
            <text:p>Watchdogs , networks , lulz</text:p>
          </table:table-cell>
          <table:table-cell table:style-name="ce32"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4" office:value-type="string" calcext:value-type="string">
            <text:p>Exploring the Android Design Support Library : Bottom Navigation View</text:p>
          </table:table-cell>
          <table:table-cell table:style-name="ce14"/>
          <table:table-cell table:style-name="ce14" office:value-type="string" calcext:value-type="string">
            <text:p>bottom navigation view</text:p>
          </table:table-cell>
          <table:table-cell table:style-name="ce32"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Wear – Design + Code</text:p>
          </table:table-cell>
          <table:table-cell table:style-name="ce14"/>
          <table:table-cell table:style-name="ce14" office:value-type="string" calcext:value-type="string">
            <text:p>Android Wear , view , UI , UX</text:p>
          </table:table-cell>
          <table:table-cell table:style-name="ce32"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44"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44"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44"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44"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44"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44"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44"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44"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44"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44"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44"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44"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44"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44"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44"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44"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44"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44"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44"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44"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44"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44"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44"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44"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44"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44"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44"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44"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44"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44"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44"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8"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44"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44"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44"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44"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44"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16 Prototyping Tools &amp; How Each Can Be Used</text:p>
          </table:table-cell>
          <table:table-cell table:style-name="ce14"/>
          <table:table-cell table:style-name="ce14" office:value-type="string" calcext:value-type="string">
            <text:p>UI , design , prototypes</text:p>
          </table:table-cell>
          <table:table-cell table:style-name="ce44"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44"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44"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44"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44"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44"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44"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44"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44"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44"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44"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44"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44"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44"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44"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44"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44"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44"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44"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44"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44"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44"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44"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44"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44"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44"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44"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44"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44"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44"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44"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44"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44"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44"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44"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44"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44"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44"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44"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44"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44"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44"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44"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44"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44"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44"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44"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44"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44"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44"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eep your device screen in smartly</text:p>
          </table:table-cell>
          <table:table-cell table:style-name="ce14"/>
          <table:table-cell table:style-name="ce14" office:value-type="string" calcext:value-type="string">
            <text:p>UI , UX , screen on , vision</text:p>
          </table:table-cell>
          <table:table-cell table:style-name="ce32"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n properly using volatile and synchronized</text:p>
          </table:table-cell>
          <table:table-cell table:style-name="ce14"/>
          <table:table-cell table:style-name="ce14" office:value-type="string" calcext:value-type="string">
            <text:p>Java , synchronized , volatile , threads</text:p>
          </table:table-cell>
          <table:table-cell table:style-name="ce32"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44"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44"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44"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31"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31"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31"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31"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31"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31"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31"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31"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31"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31"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31"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31"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31"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31"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31"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31"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31"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31"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31"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31"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31"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31"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31"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31"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31"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31"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31"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31"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31"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31"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31"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31"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31"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31"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31"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31"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31"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31"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31"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31"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31"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31"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16" office:value-type="string" calcext:value-type="string">
            <text:p>Android , goodies , geek</text:p>
          </table:table-cell>
          <table:table-cell table:style-name="ce31"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31"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31"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31"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31"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31"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31"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31"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31"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31"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31"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31"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31"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31"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31"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39" office:value-type="string" calcext:value-type="string">
            <text:p>10 Signs of Technical Debt in your Android app</text:p>
          </table:table-cell>
          <table:table-cell table:style-name="Default"/>
          <table:table-cell table:style-name="ce19" office:value-type="string" calcext:value-type="string">
            <text:p>technical debts , best practices , code smell</text:p>
          </table:table-cell>
          <table:table-cell table:style-name="ce3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31"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31"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31" office:value-type="string" calcext:value-type="string">
            <text:p>https://android.jlelse.eu/solid-principles-the-definitive-guide-75e30a284dea#.r7tyo4qk9</text:p>
          </table:table-cell>
          <table:table-cell table:style-name="ce45" table:number-columns-repeated="3"/>
          <table:table-cell table:style-name="ce46"/>
          <table:table-cell table:number-columns-repeated="247"/>
        </table:table-row>
        <table:table-row table:style-name="ro4">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31"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31"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31"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3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31"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31"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31"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31"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31"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31"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asswordless Authentication With Account Kit </text:p>
          </table:table-cell>
          <table:table-cell table:style-name="ce14"/>
          <table:table-cell table:style-name="ce14" office:value-type="string" calcext:value-type="string">
            <text:p>authentication , security , Account Kit , password , passwordless</text:p>
          </table:table-cell>
          <table:table-cell table:style-name="ce31"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plicant</text:p>
          </table:table-cell>
          <table:table-cell table:style-name="ce14" office:value-type="string" calcext:value-type="string">
            <text:p>Replicant is a fully free Android distribution running on several devices</text:p>
          </table:table-cell>
          <table:table-cell table:style-name="ce14" office:value-type="string" calcext:value-type="string">
            <text:p>Android, OS , Replicant</text:p>
          </table:table-cell>
          <table:table-cell table:style-name="ce32"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MiniFree</text:p>
          </table:table-cell>
          <table:table-cell table:style-name="ce14" office:value-type="string" calcext:value-type="string">
            <text:p>Ministry Of Freedom</text:p>
          </table:table-cell>
          <table:table-cell table:style-name="ce14" office:value-type="string" calcext:value-type="string">
            <text:p>freedom , privacy , hacks</text:p>
          </table:table-cell>
          <table:table-cell table:style-name="ce32"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GitLab vs GitHub. Key differences &amp; similarities</text:p>
          </table:table-cell>
          <table:table-cell table:style-name="ce14"/>
          <table:table-cell table:style-name="ce14" office:value-type="string" calcext:value-type="string">
            <text:p>GitLab , Github</text:p>
          </table:table-cell>
          <table:table-cell table:style-name="ce32"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SET</text:p>
          </table:table-cell>
          <table:table-cell table:style-name="ce14" office:value-type="string" calcext:value-type="string">
            <text:p>Social-Engineer Toolkit</text:p>
          </table:table-cell>
          <table:table-cell table:style-name="ce14" office:value-type="string" calcext:value-type="string">
            <text:p>freedom , privacy , RI</text:p>
          </table:table-cell>
          <table:table-cell table:style-name="ce32"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Open GAPPS</text:p>
          </table:table-cell>
          <table:table-cell table:style-name="ce14"/>
          <table:table-cell table:style-name="ce14" office:value-type="string" calcext:value-type="string">
            <text:p>Google Apps, Gapps</text:p>
          </table:table-cell>
          <table:table-cell table:style-name="ce32"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uilding a Music Player App for Android</text:p>
          </table:table-cell>
          <table:table-cell table:style-name="ce14"/>
          <table:table-cell table:style-name="ce14" office:value-type="string" calcext:value-type="string">
            <text:p>tuto</text:p>
          </table:table-cell>
          <table:table-cell table:style-name="ce32"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4" office:value-type="string" calcext:value-type="string">
            <text:p>Coordinators: solving a problem you didn’t even know you had</text:p>
          </table:table-cell>
          <table:table-cell table:style-name="ce14"/>
          <table:table-cell table:style-name="ce40" office:value-type="string" calcext:value-type="string">
            <text:p>design pattern , MV, Mvx, coordination</text:p>
          </table:table-cell>
          <table:table-cell table:style-name="ce32"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4" office:value-type="string" calcext:value-type="string">
            <text:p>When to NOT use RxJava</text:p>
          </table:table-cell>
          <table:table-cell table:style-name="ce14" office:value-type="string" calcext:value-type="string">
            <text:p>Should I use RxJava or not ?</text:p>
          </table:table-cell>
          <table:table-cell table:style-name="ce14" office:value-type="string" calcext:value-type="string">
            <text:p>RxJava , best practices</text:p>
          </table:table-cell>
          <table:table-cell table:style-name="ce32"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4" office:value-type="string" calcext:value-type="string">
            <text:p>Introduction to Functional Reactive Programming</text:p>
          </table:table-cell>
          <table:table-cell table:style-name="ce14" office:value-type="string" calcext:value-type="string">
            <text:p>Make reactive programming without RxJava and with functional aspecs</text:p>
          </table:table-cell>
          <table:table-cell table:style-name="ce14" office:value-type="string" calcext:value-type="string">
            <text:p>reactive programming , RxJava , functional programming</text:p>
          </table:table-cell>
          <table:table-cell table:style-name="ce32"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Things: Electronics 101</text:p>
          </table:table-cell>
          <table:table-cell table:style-name="ce14"/>
          <table:table-cell table:style-name="ce14" office:value-type="string" calcext:value-type="string">
            <text:p>Android Things , Android</text:p>
          </table:table-cell>
          <table:table-cell table:style-name="ce32" office:value-type="string" calcext:value-type="string">
            <text:p>https://medium.com/exploring-android/android-things-electronics-101-e7e5cd2f327</text:p>
          </table:table-cell>
          <table:table-cell table:number-columns-repeated="251"/>
        </table:table-row>
        <table:table-row table:style-name="ro4" table:number-rows-repeated="142">
          <table:table-cell table:style-name="ce14" table:number-columns-repeated="4"/>
          <table:table-cell table:style-name="ce32"/>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9" table:default-cell-style-name="ce48"/>
        <table:table-column table:style-name="co10" table:default-cell-style-name="ce5"/>
        <table:table-column table:style-name="co10" table:default-cell-style-name="ce17"/>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number-columns-repeated="2" table:default-cell-style-name="ce17"/>
        <table:table-column table:style-name="co16" table:default-cell-style-name="ce17"/>
        <table:table-column table:style-name="co17" table:default-cell-style-name="ce17"/>
        <table:table-column table:style-name="co18" table:default-cell-style-name="ce17"/>
        <table:table-column table:style-name="co6" table:default-cell-style-name="ce17"/>
        <table:table-column table:style-name="co19" table:default-cell-style-name="ce17"/>
        <table:table-column table:style-name="co20" table:default-cell-style-name="ce17"/>
        <table:table-column table:style-name="co6" table:default-cell-style-name="ce17"/>
        <table:table-column table:style-name="co21" table:default-cell-style-name="ce17"/>
        <table:table-column table:style-name="co6" table:default-cell-style-name="ce17"/>
        <table:table-column table:style-name="co22" table:default-cell-style-name="ce17"/>
        <table:table-column table:style-name="co23" table:default-cell-style-name="ce17"/>
        <table:table-column table:style-name="co24" table:default-cell-style-name="ce17"/>
        <table:table-column table:style-name="co6" table:number-columns-repeated="244" table:default-cell-style-name="Default"/>
        <table:table-row table:style-name="ro1">
          <table:table-cell table:style-name="ce47" office:value-type="string" calcext:value-type="string" table:number-columns-spanned="20" table:number-rows-spanned="3">
            <text:p>Devices</text:p>
          </table:table-cell>
          <table:covered-table-cell table:style-name="ce47"/>
          <table:covered-table-cell table:number-columns-repeated="18" table:style-name="Default"/>
          <table:table-cell table:style-name="ce61"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3" office:value-type="string" calcext:value-type="string">
            <text:p>Type</text:p>
          </table:table-cell>
          <table:table-cell table:style-name="ce33" office:value-type="string" calcext:value-type="string">
            <text:p>OS</text:p>
          </table:table-cell>
          <table:table-cell table:style-name="ce33" office:value-type="string" calcext:value-type="string">
            <text:p>Constructor</text:p>
          </table:table-cell>
          <table:table-cell table:style-name="ce33" office:value-type="string" calcext:value-type="string">
            <text:p>Name</text:p>
          </table:table-cell>
          <table:table-cell table:style-name="ce33" office:value-type="string" calcext:value-type="string">
            <text:p>Screen size</text:p>
          </table:table-cell>
          <table:table-cell table:style-name="ce33" office:value-type="string" calcext:value-type="string">
            <text:p>Screen type</text:p>
          </table:table-cell>
          <table:table-cell table:style-name="ce33" office:value-type="string" calcext:value-type="string">
            <text:p>Screen resolution</text:p>
          </table:table-cell>
          <table:table-cell table:style-name="ce33" office:value-type="string" calcext:value-type="string">
            <text:p>SoC</text:p>
          </table:table-cell>
          <table:table-cell table:style-name="ce33" office:value-type="string" calcext:value-type="string">
            <text:p>GPU</text:p>
          </table:table-cell>
          <table:table-cell table:style-name="ce33" office:value-type="string" calcext:value-type="string">
            <text:p>Sensors</text:p>
          </table:table-cell>
          <table:table-cell table:style-name="ce33" office:value-type="string" calcext:value-type="string">
            <text:p>Battery</text:p>
          </table:table-cell>
          <table:table-cell table:style-name="ce33" office:value-type="string" calcext:value-type="string">
            <text:p>Storage</text:p>
          </table:table-cell>
          <table:table-cell table:style-name="ce33" office:value-type="string" calcext:value-type="string">
            <text:p>RAM</text:p>
          </table:table-cell>
          <table:table-cell table:style-name="ce33" office:value-type="string" calcext:value-type="string">
            <text:p>Camera</text:p>
          </table:table-cell>
          <table:table-cell table:style-name="ce33" office:value-type="string" calcext:value-type="string">
            <text:p>Dimensions</text:p>
          </table:table-cell>
          <table:table-cell table:style-name="ce33" office:value-type="string" calcext:value-type="string">
            <text:p>Weight</text:p>
          </table:table-cell>
          <table:table-cell table:style-name="ce33" office:value-type="string" calcext:value-type="string">
            <text:p>IP</text:p>
          </table:table-cell>
          <table:table-cell table:style-name="ce33" office:value-type="string" calcext:value-type="string">
            <text:p>USB Type</text:p>
          </table:table-cell>
          <table:table-cell table:style-name="ce33" office:value-type="string" calcext:value-type="string">
            <text:p>SD Card</text:p>
          </table:table-cell>
          <table:table-cell table:style-name="ce33" office:value-type="string" calcext:value-type="string">
            <text:p>SIM</text:p>
          </table:table-cell>
          <table:table-cell table:style-name="ce33"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8"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8"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9"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60"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60"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60"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60"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0"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9"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0"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0"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8"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0"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8"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0"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7"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7"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7"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6"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0"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ox</text:p>
          </table:table-cell>
          <table:table-cell table:style-name="ce56"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table:table-column table:style-name="co25" table:number-columns-repeated="2" table:default-cell-style-name="ce66"/>
        <table:table-column table:style-name="co26" table:default-cell-style-name="ce66"/>
        <table:table-column table:style-name="co27" table:default-cell-style-name="ce66"/>
        <table:table-column table:style-name="co28" table:default-cell-style-name="ce66"/>
        <table:table-column table:style-name="co29" table:default-cell-style-name="ce66"/>
        <table:table-column table:style-name="co6" table:default-cell-style-name="ce66"/>
        <table:table-column table:style-name="co30" table:default-cell-style-name="ce66"/>
        <table:table-column table:style-name="co6" table:default-cell-style-name="ce66"/>
        <table:table-column table:style-name="co31" table:default-cell-style-name="ce66"/>
        <table:table-column table:style-name="co32" table:default-cell-style-name="ce66"/>
        <table:table-column table:style-name="co29" table:default-cell-style-name="ce66"/>
        <table:table-column table:style-name="co33" table:default-cell-style-name="ce66"/>
        <table:table-column table:style-name="co34" table:number-columns-repeated="2" table:default-cell-style-name="ce66"/>
        <table:table-column table:style-name="co35" table:default-cell-style-name="ce66"/>
        <table:table-column table:style-name="co36" table:default-cell-style-name="ce66"/>
        <table:table-column table:style-name="co37" table:default-cell-style-name="ce66"/>
        <table:table-column table:style-name="co38" table:default-cell-style-name="ce66"/>
        <table:table-column table:style-name="co6" table:number-columns-repeated="238" table:default-cell-style-name="Default"/>
        <table:table-row table:style-name="ro1">
          <table:table-cell table:style-name="ce62" office:value-type="string" calcext:value-type="string" table:number-columns-spanned="19" table:number-rows-spanned="3">
            <text:p>System On Chip (SOC)</text:p>
          </table:table-cell>
          <table:covered-table-cell table:style-name="ce47" office:value-type="string" calcext:value-type="string">
            <text:p>System On Chip (SoC)</text:p>
          </table:covered-table-cell>
          <table:covered-table-cell table:style-name="ce47"/>
          <table:covered-table-cell table:number-columns-repeated="16" table:style-name="ce63"/>
          <table:table-cell table:number-columns-repeated="238"/>
        </table:table-row>
        <table:table-row table:style-name="ro1">
          <table:covered-table-cell table:number-columns-repeated="19" table:style-name="ce63"/>
          <table:table-cell table:number-columns-repeated="238"/>
        </table:table-row>
        <table:table-row table:style-name="ro1">
          <table:covered-table-cell table:number-columns-repeated="19" table:style-name="ce63"/>
          <table:table-cell table:number-columns-repeated="238"/>
        </table:table-row>
        <table:table-row table:style-name="ro1" table:number-rows-repeated="2">
          <table:table-cell table:style-name="Default" table:number-columns-repeated="19"/>
          <table:table-cell table:style-name="ce72" table:number-columns-repeated="2"/>
          <table:table-cell table:number-columns-repeated="236"/>
        </table:table-row>
        <table:table-row table:style-name="ro3">
          <table:table-cell table:style-name="ce33" office:value-type="string" calcext:value-type="string">
            <text:p>Target</text:p>
          </table:table-cell>
          <table:table-cell table:style-name="ce33" office:value-type="string" calcext:value-type="string">
            <text:p>Constructor</text:p>
          </table:table-cell>
          <table:table-cell table:style-name="ce33" office:value-type="string" calcext:value-type="string">
            <text:p>Name</text:p>
          </table:table-cell>
          <table:table-cell table:style-name="ce33" office:value-type="string" calcext:value-type="string">
            <text:p>Modem</text:p>
          </table:table-cell>
          <table:table-cell table:style-name="ce33" office:value-type="string" calcext:value-type="string">
            <text:p>Peak download speed</text:p>
          </table:table-cell>
          <table:table-cell table:style-name="ce33" office:value-type="string" calcext:value-type="string">
            <text:p>Peak upload speed</text:p>
          </table:table-cell>
          <table:table-cell table:style-name="ce33" office:value-type="string" calcext:value-type="string">
            <text:p>Bluetooth</text:p>
          </table:table-cell>
          <table:table-cell table:style-name="ce33" office:value-type="string" calcext:value-type="string">
            <text:p>NFC</text:p>
          </table:table-cell>
          <table:table-cell table:style-name="ce33" office:value-type="string" calcext:value-type="string">
            <text:p>USB</text:p>
          </table:table-cell>
          <table:table-cell table:style-name="ce33" office:value-type="string" calcext:value-type="string">
            <text:p>Camera support max.</text:p>
          </table:table-cell>
          <table:table-cell table:style-name="ce33" office:value-type="string" calcext:value-type="string">
            <text:p>Video capture max.</text:p>
          </table:table-cell>
          <table:table-cell table:style-name="ce33" office:value-type="string" calcext:value-type="string">
            <text:p>Video playback max.</text:p>
          </table:table-cell>
          <table:table-cell table:style-name="ce33" office:value-type="string" calcext:value-type="string">
            <text:p>Display max.</text:p>
          </table:table-cell>
          <table:table-cell table:style-name="ce33" office:value-type="string" calcext:value-type="string">
            <text:p>CPU</text:p>
          </table:table-cell>
          <table:table-cell table:style-name="ce33" office:value-type="string" calcext:value-type="string">
            <text:p>CPU cores number</text:p>
          </table:table-cell>
          <table:table-cell table:style-name="ce33" office:value-type="string" calcext:value-type="string">
            <text:p>CPU clock speed max.</text:p>
          </table:table-cell>
          <table:table-cell table:style-name="ce33" office:value-type="string" calcext:value-type="string">
            <text:p>CPU architecture</text:p>
          </table:table-cell>
          <table:table-cell table:style-name="ce33" office:value-type="string" calcext:value-type="string">
            <text:p>GPU</text:p>
          </table:table-cell>
          <table:table-cell table:style-name="ce33" office:value-type="string" calcext:value-type="string">
            <text:p>GPU API support</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7"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4" table:number-columns-repeated="2"/>
          <table:table-cell table:number-columns-repeated="236"/>
        </table:table-row>
        <table:table-row table:style-name="ro4">
          <table:table-cell table:style-name="ce6" office:value-type="string" calcext:value-type="string">
            <text:p>smartphone</text:p>
          </table:table-cell>
          <table:table-cell table:style-name="ce67"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2" table:number-columns-repeated="2"/>
          <table:table-cell table:number-columns-repeated="236"/>
        </table:table-row>
        <table:table-row table:style-name="ro4">
          <table:table-cell table:style-name="ce64" office:value-type="string" calcext:value-type="string">
            <text:p>smartphone / tablet</text:p>
          </table:table-cell>
          <table:table-cell table:style-name="ce67"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2" table:number-columns-repeated="2"/>
          <table:table-cell table:number-columns-repeated="236"/>
        </table:table-row>
        <table:table-row table:style-name="ro4">
          <table:table-cell table:style-name="ce64" office:value-type="string" calcext:value-type="string">
            <text:p>smartphone / tablet</text:p>
          </table:table-cell>
          <table:table-cell table:style-name="ce67"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4" office:value-type="string" calcext:value-type="string">
            <text:p>smartphone / tablet</text:p>
          </table:table-cell>
          <table:table-cell table:style-name="ce67"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4" office:value-type="string" calcext:value-type="string">
            <text:p>smartphone / tablet</text:p>
          </table:table-cell>
          <table:table-cell table:style-name="ce68"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5" office:value-type="string" calcext:value-type="string">
            <text:p>iPhone 7</text:p>
          </table:table-cell>
          <table:table-cell table:style-name="ce69" office:value-type="string" calcext:value-type="string">
            <text:p>Apple</text:p>
          </table:table-cell>
          <table:table-cell table:style-name="ce17" office:value-type="string" calcext:value-type="string">
            <text:p>A10 Fusion</text:p>
          </table:table-cell>
          <table:table-cell table:number-columns-repeated="3"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number-columns-repeated="2"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MediaTek</text:p>
          </table:table-cell>
          <table:table-cell table:style-name="ce17" office:value-type="string" calcext:value-type="string">
            <text:p>Helio P10</text:p>
          </table:table-cell>
          <table:table-cell table:number-columns-repeated="6"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MediaTek</text:p>
          </table:table-cell>
          <table:table-cell table:style-name="ce17" office:value-type="string" calcext:value-type="string">
            <text:p>Helio P35</text:p>
          </table:table-cell>
          <table:table-cell table:number-columns-repeated="9"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style-name="ce17" table:number-columns-repeated="2"/>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Huawei</text:p>
          </table:table-cell>
          <table:table-cell table:style-name="ce17" office:value-type="string" calcext:value-type="string">
            <text:p>Kirin 95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number-rows-repeated="14">
          <table:table-cell table:style-name="ce17"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0">00/00/0000</text:date>, <text:time style:data-style-name="N2" text:time-value="14:55:14.258627170">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0T15:08:33.108319040</dc:date>
    <meta:editing-duration>PT18H58M</meta:editing-duration>
    <meta:editing-cycles>282</meta:editing-cycles>
    <meta:generator>LibreOffice/5.1.4.2$Linux_X86_64 LibreOffice_project/10m0$Build-2</meta:generator>
    <meta:document-statistic meta:table-count="4" meta:cell-count="6181" meta:object-count="0"/>
  </office:meta>
</office:document-meta>
</file>